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6.114cm"/>
    </style:style>
    <style:style style:name="co3" style:family="table-column">
      <style:table-column-properties fo:break-before="auto" style:column-width="0.965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15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808080"/>
      <style:text-properties fo:color="#ffffff"/>
    </style:style>
    <style:style style:name="ce5" style:family="table-cell" style:parent-style-name="Default">
      <style:table-cell-properties fo:background-color="#b3b3b3"/>
      <style:text-properties fo:color="#ffffff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>
      <style:text-properties fo:color="#00a933"/>
    </style:style>
    <style:style style:name="ce7" style:family="table-cell" style:parent-style-name="Default" style:data-style-name="N2"/>
    <style:style style:name="ce25" style:family="table-cell" style:parent-style-name="Default" style:data-style-name="N2">
      <style:table-cell-properties fo:background-color="transparent"/>
      <style:text-properties fo:color="#00a933"/>
    </style:style>
    <style:style style:name="ce9" style:family="table-cell" style:parent-style-name="Default" style:data-style-name="N2">
      <style:table-cell-properties fo:background-color="#b3b3b3"/>
      <style:text-properties fo:color="#ffffff"/>
    </style:style>
    <style:style style:name="ce10" style:family="table-cell" style:parent-style-name="Default" style:data-style-name="N2">
      <style:table-cell-properties fo:background-color="#808080"/>
      <style:text-properties fo:color="#ffffff"/>
    </style:style>
    <style:style style:name="ce11" style:family="table-cell" style:parent-style-name="Default" style:data-style-name="N2">
      <style:text-properties fo:color="#ff0000"/>
    </style:style>
    <style:style style:name="ce29" style:family="table-cell" style:parent-style-name="Default" style:data-style-name="N2">
      <style:table-cell-properties fo:background-color="transparent"/>
      <style:text-properties fo:color="#ff0000"/>
    </style:style>
    <style:style style:name="ce13" style:family="table-cell" style:parent-style-name="Default" style:data-style-name="N2">
      <style:table-cell-properties fo:background-color="#b3b3b3"/>
      <style:text-properties fo:color="#ff0000"/>
    </style:style>
    <style:style style:name="ce14" style:family="table-cell" style:parent-style-name="Default" style:data-style-name="N2">
      <style:table-cell-properties fo:background-color="#b3b3b3"/>
      <style:text-properties fo:color="#00a933"/>
    </style:style>
    <style:style style:name="ce15" style:family="table-cell" style:parent-style-name="Default" style:data-style-name="N2">
      <style:table-cell-properties fo:background-color="#b3b3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11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ce11"/>
        <table:table-column table:style-name="co9" table:default-cell-style-name="ce7"/>
        <table:table-column table:style-name="co1" table:default-cell-style-name="Default"/>
        <table:table-column table:style-name="co4" table:default-cell-style-name="Default"/>
        <table:table-column table:style-name="co9" table:number-columns-repeated="2" table:default-cell-style-name="ce7"/>
        <table:table-column table:style-name="co1" table:default-cell-style-name="Default"/>
        <table:table-column table:style-name="co5" table:default-cell-style-name="Default"/>
        <table:table-column table:style-name="co9" table:number-columns-repeated="2" table:default-cell-style-name="ce7"/>
        <table:table-column table:style-name="co7" table:number-columns-repeated="16360" table:default-cell-style-name="Default"/>
        <table:table-row table:style-name="ro1">
          <table:table-cell/>
          <table:table-cell office:value-type="string" calcext:value-type="string">
            <text:p>OpenJDK running-times</text:p>
          </table:table-cell>
          <table:table-cell table:number-columns-repeated="4"/>
          <table:table-cell table:style-name="ce19" office:value-type="string" calcext:value-type="string" table:number-columns-spanned="2" table:number-rows-spanned="2">
            <text:p>Aggregation Table Record Classes</text:p>
          </table:table-cell>
          <table:covered-table-cell/>
          <table:table-cell/>
          <table:table-cell table:style-name="ce19" office:value-type="string" calcext:value-type="string" table:number-columns-spanned="3" table:number-rows-spanned="2">
            <text:p>Aggregation and Join Table Record Classes</text:p>
          </table:table-cell>
          <table:covered-table-cell table:style-name="Default"/>
          <table:covered-table-cell/>
          <table:table-cell/>
          <table:table-cell table:style-name="ce19" office:value-type="string" calcext:value-type="string" table:number-columns-spanned="3" table:number-rows-spanned="2">
            <text:p>Different Init &amp; Grow Strategy</text:p>
          </table:table-cell>
          <table:covered-table-cell table:number-columns-repeated="2" table:style-name="Default"/>
          <table:table-cell/>
          <table:table-cell table:style-name="ce19" office:value-type="string" calcext:value-type="string" table:number-columns-spanned="3" table:number-rows-spanned="2">
            <text:p>Reduced Overhead</text:p>
          </table:table-cell>
          <table:covered-table-cell table:number-columns-repeated="2" table:style-name="Default"/>
          <table:table-cell/>
          <table:table-cell table:style-name="ce19" office:value-type="string" calcext:value-type="string" table:number-columns-spanned="3" table:number-rows-spanned="2">
            <text:p>Hybrid Join Map</text:p>
          </table:table-cell>
          <table:covered-table-cell table:number-columns-repeated="2" table:style-name="Default"/>
          <table:table-cell table:number-columns-repeated="16360"/>
        </table:table-row>
        <table:table-row table:style-name="ro1">
          <table:table-cell table:number-columns-repeated="6"/>
          <table:covered-table-cell table:number-columns-repeated="2"/>
          <table:table-cell/>
          <table:covered-table-cell/>
          <table:covered-table-cell table:style-name="Default"/>
          <table:covered-table-cell/>
          <table:table-cell/>
          <table:covered-table-cell/>
          <table:covered-table-cell table:number-columns-repeated="2" table:style-name="Default"/>
          <table:table-cell/>
          <table:covered-table-cell/>
          <table:covered-table-cell table:number-columns-repeated="2" table:style-name="Default"/>
          <table:table-cell/>
          <table:covered-table-cell/>
          <table:covered-table-cell table:number-columns-repeated="2" table:style-name="Default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028-Execution-Time</text:p>
          </table:table-cell>
          <table:table-cell/>
          <table:table-cell table:style-name="ce22" office:value-type="string" calcext:value-type="string" table:number-columns-spanned="2" table:number-rows-spanned="1">
            <text:p>029-Execution-Time</text:p>
          </table:table-cell>
          <table:covered-table-cell/>
          <table:table-cell/>
          <table:table-cell office:value-type="string" calcext:value-type="string">
            <text:p>030-Execution-Time</text:p>
          </table:table-cell>
          <table:table-cell table:style-name="ce22" office:value-type="string" calcext:value-type="string" table:number-columns-spanned="2" table:number-rows-spanned="1">
            <text:p>Relative</text:p>
          </table:table-cell>
          <table:covered-table-cell/>
          <table:table-cell/>
          <table:table-cell office:value-type="string" calcext:value-type="string">
            <text:p>031-Execution-Time</text:p>
          </table:table-cell>
          <table:table-cell table:style-name="ce22" office:value-type="string" calcext:value-type="string" table:number-columns-spanned="2" table:number-rows-spanned="1">
            <text:p>Relative</text:p>
          </table:table-cell>
          <table:covered-table-cell table:style-name="Default"/>
          <table:table-cell/>
          <table:table-cell office:value-type="string" calcext:value-type="string">
            <text:p>Execution-Time</text:p>
          </table:table-cell>
          <table:table-cell table:style-name="ce22" office:value-type="string" calcext:value-type="string" table:number-columns-spanned="2" table:number-rows-spanned="1">
            <text:p>Relative</text:p>
          </table:table-cell>
          <table:covered-table-cell table:style-name="Default"/>
          <table:table-cell/>
          <table:table-cell office:value-type="string" calcext:value-type="string">
            <text:p>033-Execution-Time</text:p>
          </table:table-cell>
          <table:table-cell table:style-name="ce22" office:value-type="string" calcext:value-type="string" table:number-columns-spanned="2" table:number-rows-spanned="1">
            <text:p>Relative</text:p>
          </table:table-cell>
          <table:covered-table-cell table:style-name="Default"/>
          <table:table-cell table:number-columns-repeated="16360"/>
        </table:table-row>
        <table:table-row table:style-name="ro1">
          <table:table-cell table:number-columns-repeated="7"/>
          <table:table-cell office:value-type="string" calcext:value-type="string">
            <text:p>Relative-028</text:p>
          </table:table-cell>
          <table:table-cell table:number-columns-repeated="2"/>
          <table:table-cell table:style-name="Default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Prev</text:p>
          </table:table-cell>
          <table:table-cell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28.2" calcext:value-type="float">
            <text:p>128.2</text:p>
          </table:table-cell>
          <table:table-cell table:style-name="ce4" table:number-columns-repeated="4"/>
          <table:table-cell table:style-name="ce4" office:value-type="float" office:value="133" calcext:value-type="float">
            <text:p>133</text:p>
          </table:table-cell>
          <table:table-cell table:style-name="ce10" table:formula="of:=[.J5]/[.E5]" office:value-type="float" office:value="1.03744149765991" calcext:value-type="float">
            <text:p>1.04</text:p>
          </table:table-cell>
          <table:table-cell table:style-name="ce4" table:number-columns-repeated="2"/>
          <table:table-cell table:style-name="ce4" office:value-type="float" office:value="132" calcext:value-type="float">
            <text:p>132</text:p>
          </table:table-cell>
          <table:table-cell table:style-name="ce10" table:formula="of:=[.N5]/[.E5]" office:value-type="float" office:value="1.02964118564743" calcext:value-type="float">
            <text:p>1.03</text:p>
          </table:table-cell>
          <table:table-cell table:style-name="ce10" table:formula="of:=[.N5]/[.J5]" office:value-type="float" office:value="0.992481203007519" calcext:value-type="float">
            <text:p>0.99</text:p>
          </table:table-cell>
          <table:table-cell table:style-name="ce1"/>
          <table:table-cell table:style-name="ce4" office:value-type="float" office:value="130.6" calcext:value-type="float">
            <text:p>130.6</text:p>
          </table:table-cell>
          <table:table-cell table:style-name="ce10" table:formula="of:=[.R5]/[.E5]" office:value-type="float" office:value="1.01872074882995" calcext:value-type="float">
            <text:p>1.02</text:p>
          </table:table-cell>
          <table:table-cell table:style-name="ce10" table:formula="of:=[.R5]/[.N5]" office:value-type="float" office:value="0.989393939393939" calcext:value-type="float">
            <text:p>0.99</text:p>
          </table:table-cell>
          <table:table-cell table:style-name="ce1"/>
          <table:table-cell table:style-name="ce4" office:value-type="float" office:value="130.5" calcext:value-type="float">
            <text:p>130.5</text:p>
          </table:table-cell>
          <table:table-cell table:style-name="ce10" table:formula="of:=[.V5]/[.E5]" office:value-type="float" office:value="1.01794071762871" calcext:value-type="float">
            <text:p>1.02</text:p>
          </table:table-cell>
          <table:table-cell table:style-name="ce10" table:formula="of:=[.V5]/[.R5]" office:value-type="float" office:value="0.999234303215927" calcext:value-type="float">
            <text:p>1.00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number-columns-repeated="4"/>
          <table:table-cell table:style-name="ce4" office:value-type="float" office:value="105.6" calcext:value-type="float">
            <text:p>105.6</text:p>
          </table:table-cell>
          <table:table-cell table:style-name="ce10" table:formula="of:=[.J6]/[.E6]" office:value-type="float" office:value="0.942857142857143" calcext:value-type="float">
            <text:p>0.94</text:p>
          </table:table-cell>
          <table:table-cell table:style-name="ce4" table:number-columns-repeated="2"/>
          <table:table-cell table:style-name="ce4" office:value-type="float" office:value="110.1" calcext:value-type="float">
            <text:p>110.1</text:p>
          </table:table-cell>
          <table:table-cell table:style-name="ce10" table:formula="of:=[.N6]/[.E6]" office:value-type="float" office:value="0.983035714285714" calcext:value-type="float">
            <text:p>0.98</text:p>
          </table:table-cell>
          <table:table-cell table:style-name="ce10" table:formula="of:=[.N6]/[.J6]" office:value-type="float" office:value="1.04261363636364" calcext:value-type="float">
            <text:p>1.04</text:p>
          </table:table-cell>
          <table:table-cell table:style-name="ce1"/>
          <table:table-cell table:style-name="ce4" office:value-type="float" office:value="108.9" calcext:value-type="float">
            <text:p>108.9</text:p>
          </table:table-cell>
          <table:table-cell table:style-name="ce10" table:formula="of:=[.R6]/[.E6]" office:value-type="float" office:value="0.972321428571429" calcext:value-type="float">
            <text:p>0.97</text:p>
          </table:table-cell>
          <table:table-cell table:style-name="ce10" table:formula="of:=[.R6]/[.N6]" office:value-type="float" office:value="0.989100817438692" calcext:value-type="float">
            <text:p>0.99</text:p>
          </table:table-cell>
          <table:table-cell table:style-name="ce1"/>
          <table:table-cell table:style-name="ce4" office:value-type="float" office:value="106.5" calcext:value-type="float">
            <text:p>106.5</text:p>
          </table:table-cell>
          <table:table-cell table:style-name="ce10" table:formula="of:=[.V6]/[.E6]" office:value-type="float" office:value="0.950892857142857" calcext:value-type="float">
            <text:p>0.95</text:p>
          </table:table-cell>
          <table:table-cell table:style-name="ce10" table:formula="of:=[.V6]/[.R6]" office:value-type="float" office:value="0.977961432506887" calcext:value-type="float">
            <text:p>0.98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792.2" calcext:value-type="float">
            <text:p>792.2</text:p>
          </table:table-cell>
          <table:table-cell table:style-name="ce4" table:number-columns-repeated="4"/>
          <table:table-cell table:style-name="ce4" office:value-type="float" office:value="748" calcext:value-type="float">
            <text:p>748</text:p>
          </table:table-cell>
          <table:table-cell table:style-name="ce10" table:formula="of:=[.J7]/[.E7]" office:value-type="float" office:value="0.944206008583691" calcext:value-type="float">
            <text:p>0.94</text:p>
          </table:table-cell>
          <table:table-cell table:style-name="ce4" table:number-columns-repeated="2"/>
          <table:table-cell table:style-name="ce4" office:value-type="float" office:value="796.3" calcext:value-type="float">
            <text:p>796.3</text:p>
          </table:table-cell>
          <table:table-cell table:style-name="ce10" table:formula="of:=[.N7]/[.E7]" office:value-type="float" office:value="1.00517546074224" calcext:value-type="float">
            <text:p>1.01</text:p>
          </table:table-cell>
          <table:table-cell table:style-name="ce10" table:formula="of:=[.N7]/[.J7]" office:value-type="float" office:value="1.06457219251337" calcext:value-type="float">
            <text:p>1.06</text:p>
          </table:table-cell>
          <table:table-cell table:style-name="ce1"/>
          <table:table-cell table:style-name="ce4" office:value-type="float" office:value="781.3" calcext:value-type="float">
            <text:p>781.3</text:p>
          </table:table-cell>
          <table:table-cell table:style-name="ce10" table:formula="of:=[.R7]/[.E7]" office:value-type="float" office:value="0.986240848270639" calcext:value-type="float">
            <text:p>0.99</text:p>
          </table:table-cell>
          <table:table-cell table:style-name="ce10" table:formula="of:=[.R7]/[.N7]" office:value-type="float" office:value="0.981162878312194" calcext:value-type="float">
            <text:p>0.98</text:p>
          </table:table-cell>
          <table:table-cell table:style-name="ce1"/>
          <table:table-cell table:style-name="ce4" office:value-type="float" office:value="746.2" calcext:value-type="float">
            <text:p>746.2</text:p>
          </table:table-cell>
          <table:table-cell table:style-name="ce10" table:formula="of:=[.V7]/[.E7]" office:value-type="float" office:value="0.941933855087099" calcext:value-type="float">
            <text:p>0.94</text:p>
          </table:table-cell>
          <table:table-cell table:style-name="ce10" table:formula="of:=[.V7]/[.R7]" office:value-type="float" office:value="0.955074875207987" calcext:value-type="float">
            <text:p>0.96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557.2" calcext:value-type="float">
            <text:p>557.2</text:p>
          </table:table-cell>
          <table:table-cell table:style-name="ce4" table:number-columns-repeated="4"/>
          <table:table-cell table:style-name="ce4" office:value-type="float" office:value="531.2" calcext:value-type="float">
            <text:p>531.2</text:p>
          </table:table-cell>
          <table:table-cell table:style-name="ce10" table:formula="of:=[.J8]/[.E8]" office:value-type="float" office:value="0.953338119167265" calcext:value-type="float">
            <text:p>0.95</text:p>
          </table:table-cell>
          <table:table-cell table:style-name="ce4" table:number-columns-repeated="2"/>
          <table:table-cell table:style-name="ce4" office:value-type="float" office:value="564.2" calcext:value-type="float">
            <text:p>564.2</text:p>
          </table:table-cell>
          <table:table-cell table:style-name="ce10" table:formula="of:=[.N8]/[.E8]" office:value-type="float" office:value="1.01256281407035" calcext:value-type="float">
            <text:p>1.01</text:p>
          </table:table-cell>
          <table:table-cell table:style-name="ce10" table:formula="of:=[.N8]/[.J8]" office:value-type="float" office:value="1.0621234939759" calcext:value-type="float">
            <text:p>1.06</text:p>
          </table:table-cell>
          <table:table-cell table:style-name="ce1"/>
          <table:table-cell table:style-name="ce4" office:value-type="float" office:value="551.7" calcext:value-type="float">
            <text:p>551.7</text:p>
          </table:table-cell>
          <table:table-cell table:style-name="ce10" table:formula="of:=[.R8]/[.E8]" office:value-type="float" office:value="0.990129217516152" calcext:value-type="float">
            <text:p>0.99</text:p>
          </table:table-cell>
          <table:table-cell table:style-name="ce10" table:formula="of:=[.R8]/[.N8]" office:value-type="float" office:value="0.977844735909252" calcext:value-type="float">
            <text:p>0.98</text:p>
          </table:table-cell>
          <table:table-cell table:style-name="ce1"/>
          <table:table-cell table:style-name="ce4" office:value-type="float" office:value="541.9" calcext:value-type="float">
            <text:p>541.9</text:p>
          </table:table-cell>
          <table:table-cell table:style-name="ce10" table:formula="of:=[.V8]/[.E8]" office:value-type="float" office:value="0.97254127781766" calcext:value-type="float">
            <text:p>0.97</text:p>
          </table:table-cell>
          <table:table-cell table:style-name="ce10" table:formula="of:=[.V8]/[.R8]" office:value-type="float" office:value="0.982236722856625" calcext:value-type="float">
            <text:p>0.98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608.4" calcext:value-type="float">
            <text:p>1608.4</text:p>
          </table:table-cell>
          <table:table-cell table:style-name="ce4" table:number-columns-repeated="4"/>
          <table:table-cell table:style-name="ce4" office:value-type="float" office:value="1426.9" calcext:value-type="float">
            <text:p>1426.9</text:p>
          </table:table-cell>
          <table:table-cell table:style-name="ce10" table:formula="of:=[.J9]/[.E9]" office:value-type="float" office:value="0.88715493658294" calcext:value-type="float">
            <text:p>0.89</text:p>
          </table:table-cell>
          <table:table-cell table:style-name="ce4" table:number-columns-repeated="2"/>
          <table:table-cell table:style-name="ce4" office:value-type="float" office:value="1462.8" calcext:value-type="float">
            <text:p>1462.8</text:p>
          </table:table-cell>
          <table:table-cell table:style-name="ce10" table:formula="of:=[.N9]/[.E9]" office:value-type="float" office:value="0.909475254911713" calcext:value-type="float">
            <text:p>0.91</text:p>
          </table:table-cell>
          <table:table-cell table:style-name="ce10" table:formula="of:=[.N9]/[.J9]" office:value-type="float" office:value="1.02515943654075" calcext:value-type="float">
            <text:p>1.03</text:p>
          </table:table-cell>
          <table:table-cell table:style-name="ce1"/>
          <table:table-cell table:style-name="ce4" office:value-type="float" office:value="1445.1" calcext:value-type="float">
            <text:p>1445.1</text:p>
          </table:table-cell>
          <table:table-cell table:style-name="ce10" table:formula="of:=[.R9]/[.E9]" office:value-type="float" office:value="0.898470529718975" calcext:value-type="float">
            <text:p>0.90</text:p>
          </table:table-cell>
          <table:table-cell table:style-name="ce10" table:formula="of:=[.R9]/[.N9]" office:value-type="float" office:value="0.987899917965546" calcext:value-type="float">
            <text:p>0.99</text:p>
          </table:table-cell>
          <table:table-cell table:style-name="ce1"/>
          <table:table-cell table:style-name="ce4" office:value-type="float" office:value="1422.2" calcext:value-type="float">
            <text:p>1422.2</text:p>
          </table:table-cell>
          <table:table-cell table:style-name="ce10" table:formula="of:=[.V9]/[.E9]" office:value-type="float" office:value="0.884232777915941" calcext:value-type="float">
            <text:p>0.88</text:p>
          </table:table-cell>
          <table:table-cell table:style-name="ce10" table:formula="of:=[.V9]/[.R9]" office:value-type="float" office:value="0.984153345789219" calcext:value-type="float">
            <text:p>0.98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972.8" calcext:value-type="float">
            <text:p>972.8</text:p>
          </table:table-cell>
          <table:table-cell table:style-name="ce4" table:number-columns-repeated="4"/>
          <table:table-cell table:style-name="ce4" office:value-type="float" office:value="976.9" calcext:value-type="float">
            <text:p>976.9</text:p>
          </table:table-cell>
          <table:table-cell table:style-name="ce10" table:formula="of:=[.J10]/[.E10]" office:value-type="float" office:value="1.00421463815789" calcext:value-type="float">
            <text:p>1.00</text:p>
          </table:table-cell>
          <table:table-cell table:style-name="ce4" table:number-columns-repeated="2"/>
          <table:table-cell table:style-name="ce4" office:value-type="float" office:value="989.8" calcext:value-type="float">
            <text:p>989.8</text:p>
          </table:table-cell>
          <table:table-cell table:style-name="ce10" table:formula="of:=[.N10]/[.E10]" office:value-type="float" office:value="1.01747532894737" calcext:value-type="float">
            <text:p>1.02</text:p>
          </table:table-cell>
          <table:table-cell table:style-name="ce10" table:formula="of:=[.N10]/[.J10]" office:value-type="float" office:value="1.01320503633944" calcext:value-type="float">
            <text:p>1.01</text:p>
          </table:table-cell>
          <table:table-cell table:style-name="ce1"/>
          <table:table-cell table:style-name="ce4" office:value-type="float" office:value="993.5" calcext:value-type="float">
            <text:p>993.5</text:p>
          </table:table-cell>
          <table:table-cell table:style-name="ce10" table:formula="of:=[.R10]/[.E10]" office:value-type="float" office:value="1.02127878289474" calcext:value-type="float">
            <text:p>1.02</text:p>
          </table:table-cell>
          <table:table-cell table:style-name="ce10" table:formula="of:=[.R10]/[.N10]" office:value-type="float" office:value="1.00373812891493" calcext:value-type="float">
            <text:p>1.00</text:p>
          </table:table-cell>
          <table:table-cell table:style-name="ce1"/>
          <table:table-cell table:style-name="ce4" office:value-type="float" office:value="978.3" calcext:value-type="float">
            <text:p>978.3</text:p>
          </table:table-cell>
          <table:table-cell table:style-name="ce10" table:formula="of:=[.V10]/[.E10]" office:value-type="float" office:value="1.00565378289474" calcext:value-type="float">
            <text:p>1.01</text:p>
          </table:table-cell>
          <table:table-cell table:style-name="ce10" table:formula="of:=[.V10]/[.R10]" office:value-type="float" office:value="0.98470055359839" calcext:value-type="float">
            <text:p>0.98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21.3" calcext:value-type="float">
            <text:p>121.3</text:p>
          </table:table-cell>
          <table:table-cell table:style-name="ce4" table:number-columns-repeated="4"/>
          <table:table-cell table:style-name="ce4" office:value-type="float" office:value="122.4" calcext:value-type="float">
            <text:p>122.4</text:p>
          </table:table-cell>
          <table:table-cell table:style-name="ce10" table:formula="of:=[.J11]/[.E11]" office:value-type="float" office:value="1.00906842539159" calcext:value-type="float">
            <text:p>1.01</text:p>
          </table:table-cell>
          <table:table-cell table:style-name="ce4" table:number-columns-repeated="2"/>
          <table:table-cell table:style-name="ce4" office:value-type="float" office:value="130.3" calcext:value-type="float">
            <text:p>130.3</text:p>
          </table:table-cell>
          <table:table-cell table:style-name="ce10" table:formula="of:=[.N11]/[.E11]" office:value-type="float" office:value="1.07419620774938" calcext:value-type="float">
            <text:p>1.07</text:p>
          </table:table-cell>
          <table:table-cell table:style-name="ce10" table:formula="of:=[.N11]/[.J11]" office:value-type="float" office:value="1.06454248366013" calcext:value-type="float">
            <text:p>1.06</text:p>
          </table:table-cell>
          <table:table-cell table:style-name="ce1"/>
          <table:table-cell table:style-name="ce4" office:value-type="float" office:value="127" calcext:value-type="float">
            <text:p>127</text:p>
          </table:table-cell>
          <table:table-cell table:style-name="ce10" table:formula="of:=[.R11]/[.E11]" office:value-type="float" office:value="1.04699093157461" calcext:value-type="float">
            <text:p>1.05</text:p>
          </table:table-cell>
          <table:table-cell table:style-name="ce10" table:formula="of:=[.R11]/[.N11]" office:value-type="float" office:value="0.974673829623945" calcext:value-type="float">
            <text:p>0.97</text:p>
          </table:table-cell>
          <table:table-cell table:style-name="ce1"/>
          <table:table-cell table:style-name="ce4" office:value-type="float" office:value="120" calcext:value-type="float">
            <text:p>120</text:p>
          </table:table-cell>
          <table:table-cell table:style-name="ce10" table:formula="of:=[.V11]/[.E11]" office:value-type="float" office:value="0.989282769991756" calcext:value-type="float">
            <text:p>0.99</text:p>
          </table:table-cell>
          <table:table-cell table:style-name="ce10" table:formula="of:=[.V11]/[.R11]" office:value-type="float" office:value="0.94488188976378" calcext:value-type="float">
            <text:p>0.94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12.7" calcext:value-type="float">
            <text:p>112.7</text:p>
          </table:table-cell>
          <table:table-cell table:style-name="ce4" table:number-columns-repeated="4"/>
          <table:table-cell table:style-name="ce4" office:value-type="float" office:value="104.3" calcext:value-type="float">
            <text:p>104.3</text:p>
          </table:table-cell>
          <table:table-cell table:style-name="ce10" table:formula="of:=[.J12]/[.E12]" office:value-type="float" office:value="0.925465838509317" calcext:value-type="float">
            <text:p>0.93</text:p>
          </table:table-cell>
          <table:table-cell table:style-name="ce4" table:number-columns-repeated="2"/>
          <table:table-cell table:style-name="ce4" office:value-type="float" office:value="107.6" calcext:value-type="float">
            <text:p>107.6</text:p>
          </table:table-cell>
          <table:table-cell table:style-name="ce10" table:formula="of:=[.N12]/[.E12]" office:value-type="float" office:value="0.954747116237799" calcext:value-type="float">
            <text:p>0.95</text:p>
          </table:table-cell>
          <table:table-cell table:style-name="ce10" table:formula="of:=[.N12]/[.J12]" office:value-type="float" office:value="1.03163950143816" calcext:value-type="float">
            <text:p>1.03</text:p>
          </table:table-cell>
          <table:table-cell table:style-name="ce1"/>
          <table:table-cell table:style-name="ce4" office:value-type="float" office:value="106.8" calcext:value-type="float">
            <text:p>106.8</text:p>
          </table:table-cell>
          <table:table-cell table:style-name="ce10" table:formula="of:=[.R12]/[.E12]" office:value-type="float" office:value="0.947648624667258" calcext:value-type="float">
            <text:p>0.95</text:p>
          </table:table-cell>
          <table:table-cell table:style-name="ce10" table:formula="of:=[.R12]/[.N12]" office:value-type="float" office:value="0.992565055762082" calcext:value-type="float">
            <text:p>0.99</text:p>
          </table:table-cell>
          <table:table-cell table:style-name="ce1"/>
          <table:table-cell table:style-name="ce4" office:value-type="float" office:value="104.4" calcext:value-type="float">
            <text:p>104.4</text:p>
          </table:table-cell>
          <table:table-cell table:style-name="ce10" table:formula="of:=[.V12]/[.E12]" office:value-type="float" office:value="0.926353149955634" calcext:value-type="float">
            <text:p>0.93</text:p>
          </table:table-cell>
          <table:table-cell table:style-name="ce10" table:formula="of:=[.V12]/[.R12]" office:value-type="float" office:value="0.977528089887641" calcext:value-type="float">
            <text:p>0.98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925.9" calcext:value-type="float">
            <text:p>925.9</text:p>
          </table:table-cell>
          <table:table-cell table:style-name="ce4" table:number-columns-repeated="4"/>
          <table:table-cell table:style-name="ce4" office:value-type="float" office:value="932.5" calcext:value-type="float">
            <text:p>932.5</text:p>
          </table:table-cell>
          <table:table-cell table:style-name="ce10" table:formula="of:=[.J13]/[.E13]" office:value-type="float" office:value="1.00712819958959" calcext:value-type="float">
            <text:p>1.01</text:p>
          </table:table-cell>
          <table:table-cell table:style-name="ce4" table:number-columns-repeated="2"/>
          <table:table-cell table:style-name="ce4" office:value-type="float" office:value="968.6" calcext:value-type="float">
            <text:p>968.6</text:p>
          </table:table-cell>
          <table:table-cell table:style-name="ce10" table:formula="of:=[.N13]/[.E13]" office:value-type="float" office:value="1.04611729128416" calcext:value-type="float">
            <text:p>1.05</text:p>
          </table:table-cell>
          <table:table-cell table:style-name="ce10" table:formula="of:=[.N13]/[.J13]" office:value-type="float" office:value="1.03871313672922" calcext:value-type="float">
            <text:p>1.04</text:p>
          </table:table-cell>
          <table:table-cell table:style-name="ce1"/>
          <table:table-cell table:style-name="ce4" office:value-type="float" office:value="948.4" calcext:value-type="float">
            <text:p>948.4</text:p>
          </table:table-cell>
          <table:table-cell table:style-name="ce10" table:formula="of:=[.R13]/[.E13]" office:value-type="float" office:value="1.02430068041905" calcext:value-type="float">
            <text:p>1.02</text:p>
          </table:table-cell>
          <table:table-cell table:style-name="ce10" table:formula="of:=[.R13]/[.N13]" office:value-type="float" office:value="0.979145157959942" calcext:value-type="float">
            <text:p>0.98</text:p>
          </table:table-cell>
          <table:table-cell table:style-name="ce1"/>
          <table:table-cell table:style-name="ce4" office:value-type="float" office:value="936" calcext:value-type="float">
            <text:p>936</text:p>
          </table:table-cell>
          <table:table-cell table:style-name="ce10" table:formula="of:=[.V13]/[.E13]" office:value-type="float" office:value="1.01090830543255" calcext:value-type="float">
            <text:p>1.01</text:p>
          </table:table-cell>
          <table:table-cell table:style-name="ce10" table:formula="of:=[.V13]/[.R13]" office:value-type="float" office:value="0.98692534795445" calcext:value-type="float">
            <text:p>0.99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573.1" calcext:value-type="float">
            <text:p>573.1</text:p>
          </table:table-cell>
          <table:table-cell table:style-name="ce4" table:number-columns-repeated="4"/>
          <table:table-cell table:style-name="ce4" office:value-type="float" office:value="578.2" calcext:value-type="float">
            <text:p>578.2</text:p>
          </table:table-cell>
          <table:table-cell table:style-name="ce10" table:formula="of:=[.J14]/[.E14]" office:value-type="float" office:value="1.00889897051125" calcext:value-type="float">
            <text:p>1.01</text:p>
          </table:table-cell>
          <table:table-cell table:style-name="ce4" table:number-columns-repeated="2"/>
          <table:table-cell table:style-name="ce4" office:value-type="float" office:value="619.6" calcext:value-type="float">
            <text:p>619.6</text:p>
          </table:table-cell>
          <table:table-cell table:style-name="ce10" table:formula="of:=[.N14]/[.E14]" office:value-type="float" office:value="1.0811376723085" calcext:value-type="float">
            <text:p>1.08</text:p>
          </table:table-cell>
          <table:table-cell table:style-name="ce10" table:formula="of:=[.N14]/[.J14]" office:value-type="float" office:value="1.07160152196472" calcext:value-type="float">
            <text:p>1.07</text:p>
          </table:table-cell>
          <table:table-cell table:style-name="ce1"/>
          <table:table-cell table:style-name="ce4" office:value-type="float" office:value="585.6" calcext:value-type="float">
            <text:p>585.6</text:p>
          </table:table-cell>
          <table:table-cell table:style-name="ce10" table:formula="of:=[.R14]/[.E14]" office:value-type="float" office:value="1.02181120223347" calcext:value-type="float">
            <text:p>1.02</text:p>
          </table:table-cell>
          <table:table-cell table:style-name="ce10" table:formula="of:=[.R14]/[.N14]" office:value-type="float" office:value="0.945125887669464" calcext:value-type="float">
            <text:p>0.95</text:p>
          </table:table-cell>
          <table:table-cell table:style-name="ce1"/>
          <table:table-cell table:style-name="ce4" office:value-type="float" office:value="597.3" calcext:value-type="float">
            <text:p>597.3</text:p>
          </table:table-cell>
          <table:table-cell table:style-name="ce10" table:formula="of:=[.V14]/[.E14]" office:value-type="float" office:value="1.04222648752399" calcext:value-type="float">
            <text:p>1.04</text:p>
          </table:table-cell>
          <table:table-cell table:style-name="ce10" table:formula="of:=[.V14]/[.R14]" office:value-type="float" office:value="1.01997950819672" calcext:value-type="float">
            <text:p>1.02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601.2" calcext:value-type="float">
            <text:p>1601.2</text:p>
          </table:table-cell>
          <table:table-cell table:style-name="ce4" table:number-columns-repeated="4"/>
          <table:table-cell table:style-name="ce4" office:value-type="float" office:value="1629" calcext:value-type="float">
            <text:p>1629</text:p>
          </table:table-cell>
          <table:table-cell table:style-name="ce10" table:formula="of:=[.J15]/[.E15]" office:value-type="float" office:value="1.01736197851611" calcext:value-type="float">
            <text:p>1.02</text:p>
          </table:table-cell>
          <table:table-cell table:style-name="ce4" table:number-columns-repeated="2"/>
          <table:table-cell table:style-name="ce4" office:value-type="float" office:value="1642.4" calcext:value-type="float">
            <text:p>1642.4</text:p>
          </table:table-cell>
          <table:table-cell table:style-name="ce10" table:formula="of:=[.N15]/[.E15]" office:value-type="float" office:value="1.02573070197352" calcext:value-type="float">
            <text:p>1.03</text:p>
          </table:table-cell>
          <table:table-cell table:style-name="ce10" table:formula="of:=[.N15]/[.J15]" office:value-type="float" office:value="1.00822590546347" calcext:value-type="float">
            <text:p>1.01</text:p>
          </table:table-cell>
          <table:table-cell table:style-name="ce1"/>
          <table:table-cell table:style-name="ce4" office:value-type="float" office:value="1621.9" calcext:value-type="float">
            <text:p>1621.9</text:p>
          </table:table-cell>
          <table:table-cell table:style-name="ce10" table:formula="of:=[.R15]/[.E15]" office:value-type="float" office:value="1.01292780414689" calcext:value-type="float">
            <text:p>1.01</text:p>
          </table:table-cell>
          <table:table-cell table:style-name="ce10" table:formula="of:=[.R15]/[.N15]" office:value-type="float" office:value="0.987518265952265" calcext:value-type="float">
            <text:p>0.99</text:p>
          </table:table-cell>
          <table:table-cell table:style-name="ce1"/>
          <table:table-cell table:style-name="ce4" office:value-type="float" office:value="1627.5" calcext:value-type="float">
            <text:p>1627.5</text:p>
          </table:table-cell>
          <table:table-cell table:style-name="ce10" table:formula="of:=[.V15]/[.E15]" office:value-type="float" office:value="1.01642518111416" calcext:value-type="float">
            <text:p>1.02</text:p>
          </table:table-cell>
          <table:table-cell table:style-name="ce10" table:formula="of:=[.V15]/[.R15]" office:value-type="float" office:value="1.00345274061286" calcext:value-type="float">
            <text:p>1.00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059.1" calcext:value-type="float">
            <text:p>1059.1</text:p>
          </table:table-cell>
          <table:table-cell table:style-name="ce4" table:number-columns-repeated="4"/>
          <table:table-cell table:style-name="ce4" office:value-type="float" office:value="1109.2" calcext:value-type="float">
            <text:p>1109.2</text:p>
          </table:table-cell>
          <table:table-cell table:style-name="ce10" table:formula="of:=[.J16]/[.E16]" office:value-type="float" office:value="1.04730431498442" calcext:value-type="float">
            <text:p>1.05</text:p>
          </table:table-cell>
          <table:table-cell table:style-name="ce4" table:number-columns-repeated="2"/>
          <table:table-cell table:style-name="ce4" office:value-type="float" office:value="1110.2" calcext:value-type="float">
            <text:p>1110.2</text:p>
          </table:table-cell>
          <table:table-cell table:style-name="ce10" table:formula="of:=[.N16]/[.E16]" office:value-type="float" office:value="1.0482485128883" calcext:value-type="float">
            <text:p>1.05</text:p>
          </table:table-cell>
          <table:table-cell table:style-name="ce10" table:formula="of:=[.N16]/[.J16]" office:value-type="float" office:value="1.00090155066715" calcext:value-type="float">
            <text:p>1.00</text:p>
          </table:table-cell>
          <table:table-cell table:style-name="ce1"/>
          <table:table-cell table:style-name="ce4" office:value-type="float" office:value="1095.9" calcext:value-type="float">
            <text:p>1095.9</text:p>
          </table:table-cell>
          <table:table-cell table:style-name="ce10" table:formula="of:=[.R16]/[.E16]" office:value-type="float" office:value="1.03474648286281" calcext:value-type="float">
            <text:p>1.03</text:p>
          </table:table-cell>
          <table:table-cell table:style-name="ce10" table:formula="of:=[.R16]/[.N16]" office:value-type="float" office:value="0.98711943793911" calcext:value-type="float">
            <text:p>0.99</text:p>
          </table:table-cell>
          <table:table-cell table:style-name="ce1"/>
          <table:table-cell table:style-name="ce4" office:value-type="float" office:value="1099" calcext:value-type="float">
            <text:p>1099</text:p>
          </table:table-cell>
          <table:table-cell table:style-name="ce10" table:formula="of:=[.V16]/[.E16]" office:value-type="float" office:value="1.03767349636484" calcext:value-type="float">
            <text:p>1.04</text:p>
          </table:table-cell>
          <table:table-cell table:style-name="ce10" table:formula="of:=[.V16]/[.R16]" office:value-type="float" office:value="1.00282872524865" calcext:value-type="float">
            <text:p>1.00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34.9" calcext:value-type="float">
            <text:p>134.9</text:p>
          </table:table-cell>
          <table:table-cell table:style-name="ce4" table:number-columns-repeated="4"/>
          <table:table-cell table:style-name="ce4" office:value-type="float" office:value="134.8" calcext:value-type="float">
            <text:p>134.8</text:p>
          </table:table-cell>
          <table:table-cell table:style-name="ce10" table:formula="of:=[.J17]/[.E17]" office:value-type="float" office:value="0.999258710155671" calcext:value-type="float">
            <text:p>1.00</text:p>
          </table:table-cell>
          <table:table-cell table:style-name="ce4" table:number-columns-repeated="2"/>
          <table:table-cell table:style-name="ce4" office:value-type="float" office:value="133.4" calcext:value-type="float">
            <text:p>133.4</text:p>
          </table:table-cell>
          <table:table-cell table:style-name="ce10" table:formula="of:=[.N17]/[.E17]" office:value-type="float" office:value="0.988880652335063" calcext:value-type="float">
            <text:p>0.99</text:p>
          </table:table-cell>
          <table:table-cell table:style-name="ce10" table:formula="of:=[.N17]/[.J17]" office:value-type="float" office:value="0.989614243323442" calcext:value-type="float">
            <text:p>0.99</text:p>
          </table:table-cell>
          <table:table-cell table:style-name="ce1"/>
          <table:table-cell table:style-name="ce4" office:value-type="float" office:value="135.9" calcext:value-type="float">
            <text:p>135.9</text:p>
          </table:table-cell>
          <table:table-cell table:style-name="ce10" table:formula="of:=[.R17]/[.E17]" office:value-type="float" office:value="1.00741289844329" calcext:value-type="float">
            <text:p>1.01</text:p>
          </table:table-cell>
          <table:table-cell table:style-name="ce10" table:formula="of:=[.R17]/[.N17]" office:value-type="float" office:value="1.01874062968516" calcext:value-type="float">
            <text:p>1.02</text:p>
          </table:table-cell>
          <table:table-cell table:style-name="ce1"/>
          <table:table-cell table:style-name="ce4" office:value-type="float" office:value="135.7" calcext:value-type="float">
            <text:p>135.7</text:p>
          </table:table-cell>
          <table:table-cell table:style-name="ce10" table:formula="of:=[.V17]/[.E17]" office:value-type="float" office:value="1.00593031875463" calcext:value-type="float">
            <text:p>1.01</text:p>
          </table:table-cell>
          <table:table-cell table:style-name="ce10" table:formula="of:=[.V17]/[.R17]" office:value-type="float" office:value="0.998528329654157" calcext:value-type="float">
            <text:p>1.00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30.5" calcext:value-type="float">
            <text:p>130.5</text:p>
          </table:table-cell>
          <table:table-cell table:style-name="ce4" table:number-columns-repeated="4"/>
          <table:table-cell table:style-name="ce4" office:value-type="float" office:value="123.3" calcext:value-type="float">
            <text:p>123.3</text:p>
          </table:table-cell>
          <table:table-cell table:style-name="ce10" table:formula="of:=[.J18]/[.E18]" office:value-type="float" office:value="0.944827586206897" calcext:value-type="float">
            <text:p>0.94</text:p>
          </table:table-cell>
          <table:table-cell table:style-name="ce4" table:number-columns-repeated="2"/>
          <table:table-cell table:style-name="ce4" office:value-type="float" office:value="123.4" calcext:value-type="float">
            <text:p>123.4</text:p>
          </table:table-cell>
          <table:table-cell table:style-name="ce10" table:formula="of:=[.N18]/[.E18]" office:value-type="float" office:value="0.945593869731801" calcext:value-type="float">
            <text:p>0.95</text:p>
          </table:table-cell>
          <table:table-cell table:style-name="ce10" table:formula="of:=[.N18]/[.J18]" office:value-type="float" office:value="1.00081103000811" calcext:value-type="float">
            <text:p>1.00</text:p>
          </table:table-cell>
          <table:table-cell table:style-name="ce1"/>
          <table:table-cell table:style-name="ce4" office:value-type="float" office:value="125.1" calcext:value-type="float">
            <text:p>125.1</text:p>
          </table:table-cell>
          <table:table-cell table:style-name="ce10" table:formula="of:=[.R18]/[.E18]" office:value-type="float" office:value="0.958620689655172" calcext:value-type="float">
            <text:p>0.96</text:p>
          </table:table-cell>
          <table:table-cell table:style-name="ce10" table:formula="of:=[.R18]/[.N18]" office:value-type="float" office:value="1.01377633711507" calcext:value-type="float">
            <text:p>1.01</text:p>
          </table:table-cell>
          <table:table-cell table:style-name="ce1"/>
          <table:table-cell table:style-name="ce4" office:value-type="float" office:value="125.7" calcext:value-type="float">
            <text:p>125.7</text:p>
          </table:table-cell>
          <table:table-cell table:style-name="ce10" table:formula="of:=[.V18]/[.E18]" office:value-type="float" office:value="0.963218390804598" calcext:value-type="float">
            <text:p>0.96</text:p>
          </table:table-cell>
          <table:table-cell table:style-name="ce10" table:formula="of:=[.V18]/[.R18]" office:value-type="float" office:value="1.00479616306954" calcext:value-type="float">
            <text:p>1.00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091" calcext:value-type="float">
            <text:p>1091</text:p>
          </table:table-cell>
          <table:table-cell table:style-name="ce4" table:number-columns-repeated="4"/>
          <table:table-cell table:style-name="ce4" office:value-type="float" office:value="1093.5" calcext:value-type="float">
            <text:p>1093.5</text:p>
          </table:table-cell>
          <table:table-cell table:style-name="ce10" table:formula="of:=[.J19]/[.E19]" office:value-type="float" office:value="1.00229147571036" calcext:value-type="float">
            <text:p>1.00</text:p>
          </table:table-cell>
          <table:table-cell table:style-name="ce4" table:number-columns-repeated="2"/>
          <table:table-cell table:style-name="ce4" office:value-type="float" office:value="1090.8" calcext:value-type="float">
            <text:p>1090.8</text:p>
          </table:table-cell>
          <table:table-cell table:style-name="ce10" table:formula="of:=[.N19]/[.E19]" office:value-type="float" office:value="0.999816681943171" calcext:value-type="float">
            <text:p>1.00</text:p>
          </table:table-cell>
          <table:table-cell table:style-name="ce10" table:formula="of:=[.N19]/[.J19]" office:value-type="float" office:value="0.997530864197531" calcext:value-type="float">
            <text:p>1.00</text:p>
          </table:table-cell>
          <table:table-cell table:style-name="ce1"/>
          <table:table-cell table:style-name="ce4" office:value-type="float" office:value="1096.9" calcext:value-type="float">
            <text:p>1096.9</text:p>
          </table:table-cell>
          <table:table-cell table:style-name="ce10" table:formula="of:=[.R19]/[.E19]" office:value-type="float" office:value="1.00540788267644" calcext:value-type="float">
            <text:p>1.01</text:p>
          </table:table-cell>
          <table:table-cell table:style-name="ce10" table:formula="of:=[.R19]/[.N19]" office:value-type="float" office:value="1.00559222588926" calcext:value-type="float">
            <text:p>1.01</text:p>
          </table:table-cell>
          <table:table-cell table:style-name="ce1"/>
          <table:table-cell table:style-name="ce4" office:value-type="float" office:value="1101.7" calcext:value-type="float">
            <text:p>1101.7</text:p>
          </table:table-cell>
          <table:table-cell table:style-name="ce10" table:formula="of:=[.V19]/[.E19]" office:value-type="float" office:value="1.00980751604033" calcext:value-type="float">
            <text:p>1.01</text:p>
          </table:table-cell>
          <table:table-cell table:style-name="ce10" table:formula="of:=[.V19]/[.R19]" office:value-type="float" office:value="1.00437596863889" calcext:value-type="float">
            <text:p>1.00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873.9" calcext:value-type="float">
            <text:p>873.9</text:p>
          </table:table-cell>
          <table:table-cell table:style-name="ce4" table:number-columns-repeated="4"/>
          <table:table-cell table:style-name="ce4" office:value-type="float" office:value="908.4" calcext:value-type="float">
            <text:p>908.4</text:p>
          </table:table-cell>
          <table:table-cell table:style-name="ce10" table:formula="of:=[.J20]/[.E20]" office:value-type="float" office:value="1.03947820116718" calcext:value-type="float">
            <text:p>1.04</text:p>
          </table:table-cell>
          <table:table-cell table:style-name="ce4" table:number-columns-repeated="2"/>
          <table:table-cell table:style-name="ce4" office:value-type="float" office:value="913.7" calcext:value-type="float">
            <text:p>913.7</text:p>
          </table:table-cell>
          <table:table-cell table:style-name="ce10" table:formula="of:=[.N20]/[.E20]" office:value-type="float" office:value="1.04554296830301" calcext:value-type="float">
            <text:p>1.05</text:p>
          </table:table-cell>
          <table:table-cell table:style-name="ce10" table:formula="of:=[.N20]/[.J20]" office:value-type="float" office:value="1.00583443416997" calcext:value-type="float">
            <text:p>1.01</text:p>
          </table:table-cell>
          <table:table-cell table:style-name="ce1"/>
          <table:table-cell table:style-name="ce4" office:value-type="float" office:value="909" calcext:value-type="float">
            <text:p>909</text:p>
          </table:table-cell>
          <table:table-cell table:style-name="ce10" table:formula="of:=[.R20]/[.E20]" office:value-type="float" office:value="1.04016477857878" calcext:value-type="float">
            <text:p>1.04</text:p>
          </table:table-cell>
          <table:table-cell table:style-name="ce10" table:formula="of:=[.R20]/[.N20]" office:value-type="float" office:value="0.994856079676042" calcext:value-type="float">
            <text:p>0.99</text:p>
          </table:table-cell>
          <table:table-cell table:style-name="ce1"/>
          <table:table-cell table:style-name="ce4" office:value-type="float" office:value="904.9" calcext:value-type="float">
            <text:p>904.9</text:p>
          </table:table-cell>
          <table:table-cell table:style-name="ce10" table:formula="of:=[.V20]/[.E20]" office:value-type="float" office:value="1.03547316626616" calcext:value-type="float">
            <text:p>1.04</text:p>
          </table:table-cell>
          <table:table-cell table:style-name="ce10" table:formula="of:=[.V20]/[.R20]" office:value-type="float" office:value="0.995489548954896" calcext:value-type="float">
            <text:p>1.00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984.8" calcext:value-type="float">
            <text:p>1984.8</text:p>
          </table:table-cell>
          <table:table-cell table:style-name="ce4" table:number-columns-repeated="4"/>
          <table:table-cell table:style-name="ce4" office:value-type="float" office:value="1972.6" calcext:value-type="float">
            <text:p>1972.6</text:p>
          </table:table-cell>
          <table:table-cell table:style-name="ce10" table:formula="of:=[.J21]/[.E21]" office:value-type="float" office:value="0.99385328496574" calcext:value-type="float">
            <text:p>0.99</text:p>
          </table:table-cell>
          <table:table-cell table:style-name="ce4" table:number-columns-repeated="2"/>
          <table:table-cell table:style-name="ce4" office:value-type="float" office:value="1987.6" calcext:value-type="float">
            <text:p>1987.6</text:p>
          </table:table-cell>
          <table:table-cell table:style-name="ce10" table:formula="of:=[.N21]/[.E21]" office:value-type="float" office:value="1.00141072148327" calcext:value-type="float">
            <text:p>1.00</text:p>
          </table:table-cell>
          <table:table-cell table:style-name="ce10" table:formula="of:=[.N21]/[.J21]" office:value-type="float" office:value="1.00760417722802" calcext:value-type="float">
            <text:p>1.01</text:p>
          </table:table-cell>
          <table:table-cell table:style-name="ce1"/>
          <table:table-cell table:style-name="ce4" office:value-type="float" office:value="1987.3" calcext:value-type="float">
            <text:p>1987.3</text:p>
          </table:table-cell>
          <table:table-cell table:style-name="ce10" table:formula="of:=[.R21]/[.E21]" office:value-type="float" office:value="1.00125957275292" calcext:value-type="float">
            <text:p>1.00</text:p>
          </table:table-cell>
          <table:table-cell table:style-name="ce10" table:formula="of:=[.R21]/[.N21]" office:value-type="float" office:value="0.999849064198028" calcext:value-type="float">
            <text:p>1.00</text:p>
          </table:table-cell>
          <table:table-cell table:style-name="ce1"/>
          <table:table-cell table:style-name="ce4" office:value-type="float" office:value="1990.5" calcext:value-type="float">
            <text:p>1990.5</text:p>
          </table:table-cell>
          <table:table-cell table:style-name="ce10" table:formula="of:=[.V21]/[.E21]" office:value-type="float" office:value="1.00287182587666" calcext:value-type="float">
            <text:p>1.00</text:p>
          </table:table-cell>
          <table:table-cell table:style-name="ce10" table:formula="of:=[.V21]/[.R21]" office:value-type="float" office:value="1.00161022492829" calcext:value-type="float">
            <text:p>1.00</text:p>
          </table:table-cell>
          <table:table-cell table:style-name="ce1" table:number-columns-repeated="16360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711.9" calcext:value-type="float">
            <text:p>1711.9</text:p>
          </table:table-cell>
          <table:table-cell table:style-name="ce4" table:number-columns-repeated="4"/>
          <table:table-cell table:style-name="ce4" office:value-type="float" office:value="1785.7" calcext:value-type="float">
            <text:p>1785.7</text:p>
          </table:table-cell>
          <table:table-cell table:style-name="ce10" table:formula="of:=[.J22]/[.E22]" office:value-type="float" office:value="1.04310999474268" calcext:value-type="float">
            <text:p>1.04</text:p>
          </table:table-cell>
          <table:table-cell table:style-name="ce4" table:number-columns-repeated="2"/>
          <table:table-cell table:style-name="ce4" office:value-type="float" office:value="1774" calcext:value-type="float">
            <text:p>1774</text:p>
          </table:table-cell>
          <table:table-cell table:style-name="ce10" table:formula="of:=[.N22]/[.E22]" office:value-type="float" office:value="1.03627548338104" calcext:value-type="float">
            <text:p>1.04</text:p>
          </table:table-cell>
          <table:table-cell table:style-name="ce10" table:formula="of:=[.N22]/[.J22]" office:value-type="float" office:value="0.993447947583581" calcext:value-type="float">
            <text:p>0.99</text:p>
          </table:table-cell>
          <table:table-cell table:style-name="ce1"/>
          <table:table-cell table:style-name="ce4" office:value-type="float" office:value="1772.4" calcext:value-type="float">
            <text:p>1772.4</text:p>
          </table:table-cell>
          <table:table-cell table:style-name="ce10" table:formula="of:=[.R22]/[.E22]" office:value-type="float" office:value="1.03534084934868" calcext:value-type="float">
            <text:p>1.04</text:p>
          </table:table-cell>
          <table:table-cell table:style-name="ce10" table:formula="of:=[.R22]/[.N22]" office:value-type="float" office:value="0.999098083427283" calcext:value-type="float">
            <text:p>1.00</text:p>
          </table:table-cell>
          <table:table-cell table:style-name="ce1"/>
          <table:table-cell table:style-name="ce4" office:value-type="float" office:value="1797.4" calcext:value-type="float">
            <text:p>1797.4</text:p>
          </table:table-cell>
          <table:table-cell table:style-name="ce10" table:formula="of:=[.V22]/[.E22]" office:value-type="float" office:value="1.04994450610433" calcext:value-type="float">
            <text:p>1.05</text:p>
          </table:table-cell>
          <table:table-cell table:style-name="ce10" table:formula="of:=[.V22]/[.R22]" office:value-type="float" office:value="1.0141051681336" calcext:value-type="float">
            <text:p>1.01</text:p>
          </table:table-cell>
          <table:table-cell table:style-name="ce1" table:number-columns-repeated="16360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28.9" calcext:value-type="float">
            <text:p>228.9</text:p>
          </table:table-cell>
          <table:table-cell table:number-columns-repeated="4"/>
          <table:table-cell office:value-type="float" office:value="211.1" calcext:value-type="float">
            <text:p>211.1</text:p>
          </table:table-cell>
          <table:table-cell table:style-name="ce6" table:formula="of:=[.J23]/[.E23]" office:value-type="float" office:value="0.922236784622106" calcext:value-type="float">
            <text:p>0.92</text:p>
          </table:table-cell>
          <table:table-cell table:number-columns-repeated="2"/>
          <table:table-cell office:value-type="float" office:value="224.1" calcext:value-type="float">
            <text:p>224.1</text:p>
          </table:table-cell>
          <table:table-cell table:style-name="ce7" table:formula="of:=[.N23]/[.E23]" office:value-type="float" office:value="0.979030144167759" calcext:value-type="float">
            <text:p>0.98</text:p>
          </table:table-cell>
          <table:table-cell table:formula="of:=[.N23]/[.J23]" office:value-type="float" office:value="1.06158218853624" calcext:value-type="float">
            <text:p>1.06</text:p>
          </table:table-cell>
          <table:table-cell/>
          <table:table-cell office:value-type="float" office:value="216.2" calcext:value-type="float">
            <text:p>216.2</text:p>
          </table:table-cell>
          <table:table-cell table:formula="of:=[.R23]/[.E23]" office:value-type="float" office:value="0.944517256443862" calcext:value-type="float">
            <text:p>0.94</text:p>
          </table:table-cell>
          <table:table-cell table:formula="of:=[.R23]/[.N23]" office:value-type="float" office:value="0.964747880410531" calcext:value-type="float">
            <text:p>0.96</text:p>
          </table:table-cell>
          <table:table-cell/>
          <table:table-cell office:value-type="float" office:value="215.7" calcext:value-type="float">
            <text:p>215.7</text:p>
          </table:table-cell>
          <table:table-cell table:formula="of:=[.V23]/[.E23]" office:value-type="float" office:value="0.942332896461337" calcext:value-type="float">
            <text:p>0.94</text:p>
          </table:table-cell>
          <table:table-cell table:formula="of:=[.V23]/[.R23]" office:value-type="float" office:value="0.997687326549491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215.1" calcext:value-type="float">
            <text:p>215.1</text:p>
          </table:table-cell>
          <table:table-cell table:style-name="ce7" table:formula="of:=[.J24]/[.E24]" office:value-type="float" office:value="1.02918660287081" calcext:value-type="float">
            <text:p>1.03</text:p>
          </table:table-cell>
          <table:table-cell table:number-columns-repeated="2"/>
          <table:table-cell office:value-type="float" office:value="210.8" calcext:value-type="float">
            <text:p>210.8</text:p>
          </table:table-cell>
          <table:table-cell table:style-name="ce7" table:formula="of:=[.N24]/[.E24]" office:value-type="float" office:value="1.00861244019139" calcext:value-type="float">
            <text:p>1.01</text:p>
          </table:table-cell>
          <table:table-cell table:formula="of:=[.N24]/[.J24]" office:value-type="float" office:value="0.98000929800093" calcext:value-type="float">
            <text:p>0.98</text:p>
          </table:table-cell>
          <table:table-cell/>
          <table:table-cell office:value-type="float" office:value="213.2" calcext:value-type="float">
            <text:p>213.2</text:p>
          </table:table-cell>
          <table:table-cell table:formula="of:=[.R24]/[.E24]" office:value-type="float" office:value="1.0200956937799" calcext:value-type="float">
            <text:p>1.02</text:p>
          </table:table-cell>
          <table:table-cell table:formula="of:=[.R24]/[.N24]" office:value-type="float" office:value="1.01138519924099" calcext:value-type="float">
            <text:p>1.01</text:p>
          </table:table-cell>
          <table:table-cell/>
          <table:table-cell office:value-type="float" office:value="214.9" calcext:value-type="float">
            <text:p>214.9</text:p>
          </table:table-cell>
          <table:table-cell table:formula="of:=[.V24]/[.E24]" office:value-type="float" office:value="1.02822966507177" calcext:value-type="float">
            <text:p>1.03</text:p>
          </table:table-cell>
          <table:table-cell table:formula="of:=[.V24]/[.R24]" office:value-type="float" office:value="1.00797373358349" calcext:value-type="float">
            <text:p>1.01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834.7" calcext:value-type="float">
            <text:p>1834.7</text:p>
          </table:table-cell>
          <table:table-cell table:number-columns-repeated="4"/>
          <table:table-cell office:value-type="float" office:value="1689.1" calcext:value-type="float">
            <text:p>1689.1</text:p>
          </table:table-cell>
          <table:table-cell table:style-name="ce6" table:formula="of:=[.J25]/[.E25]" office:value-type="float" office:value="0.92064097672644" calcext:value-type="float">
            <text:p>0.92</text:p>
          </table:table-cell>
          <table:table-cell table:number-columns-repeated="2"/>
          <table:table-cell office:value-type="float" office:value="3711.4" calcext:value-type="float">
            <text:p>3711.4</text:p>
          </table:table-cell>
          <table:table-cell table:formula="of:=[.N25]/[.E25]" office:value-type="float" office:value="2.0228920259443" calcext:value-type="float">
            <text:p>2.02</text:p>
          </table:table-cell>
          <table:table-cell table:formula="of:=[.N25]/[.J25]" office:value-type="float" office:value="2.19726481558226" calcext:value-type="float">
            <text:p>2.20</text:p>
          </table:table-cell>
          <table:table-cell/>
          <table:table-cell office:value-type="float" office:value="1710.4" calcext:value-type="float">
            <text:p>1710.4</text:p>
          </table:table-cell>
          <table:table-cell table:formula="of:=[.R25]/[.E25]" office:value-type="float" office:value="0.932250504169619" calcext:value-type="float">
            <text:p>0.93</text:p>
          </table:table-cell>
          <table:table-cell table:formula="of:=[.R25]/[.N25]" office:value-type="float" office:value="0.460850352966536" calcext:value-type="float">
            <text:p>0.46</text:p>
          </table:table-cell>
          <table:table-cell/>
          <table:table-cell office:value-type="float" office:value="1747.1" calcext:value-type="float">
            <text:p>1747.1</text:p>
          </table:table-cell>
          <table:table-cell table:formula="of:=[.V25]/[.E25]" office:value-type="float" office:value="0.95225377445904" calcext:value-type="float">
            <text:p>0.95</text:p>
          </table:table-cell>
          <table:table-cell table:formula="of:=[.V25]/[.R25]" office:value-type="float" office:value="1.02145696913003" calcext:value-type="float">
            <text:p>1.02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698.7" calcext:value-type="float">
            <text:p>1698.7</text:p>
          </table:table-cell>
          <table:table-cell table:number-columns-repeated="4"/>
          <table:table-cell office:value-type="float" office:value="1653.1" calcext:value-type="float">
            <text:p>1653.1</text:p>
          </table:table-cell>
          <table:table-cell table:style-name="ce7" table:formula="of:=[.J26]/[.E26]" office:value-type="float" office:value="0.973155942779773" calcext:value-type="float">
            <text:p>0.97</text:p>
          </table:table-cell>
          <table:table-cell table:number-columns-repeated="2"/>
          <table:table-cell office:value-type="float" office:value="3636.8" calcext:value-type="float">
            <text:p>3636.8</text:p>
          </table:table-cell>
          <table:table-cell table:formula="of:=[.N26]/[.E26]" office:value-type="float" office:value="2.14093130040619" calcext:value-type="float">
            <text:p>2.14</text:p>
          </table:table-cell>
          <table:table-cell table:formula="of:=[.N26]/[.J26]" office:value-type="float" office:value="2.19998790151836" calcext:value-type="float">
            <text:p>2.20</text:p>
          </table:table-cell>
          <table:table-cell/>
          <table:table-cell office:value-type="float" office:value="1677.4" calcext:value-type="float">
            <text:p>1677.4</text:p>
          </table:table-cell>
          <table:table-cell table:formula="of:=[.R26]/[.E26]" office:value-type="float" office:value="0.98746099958792" calcext:value-type="float">
            <text:p>0.99</text:p>
          </table:table-cell>
          <table:table-cell table:formula="of:=[.R26]/[.N26]" office:value-type="float" office:value="0.461229652441707" calcext:value-type="float">
            <text:p>0.46</text:p>
          </table:table-cell>
          <table:table-cell/>
          <table:table-cell office:value-type="float" office:value="1685.3" calcext:value-type="float">
            <text:p>1685.3</text:p>
          </table:table-cell>
          <table:table-cell table:formula="of:=[.V26]/[.E26]" office:value-type="float" office:value="0.992111614764231" calcext:value-type="float">
            <text:p>0.99</text:p>
          </table:table-cell>
          <table:table-cell table:formula="of:=[.V26]/[.R26]" office:value-type="float" office:value="1.00470966972696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3613.7" calcext:value-type="float">
            <text:p>3613.7</text:p>
          </table:table-cell>
          <table:table-cell table:number-columns-repeated="4"/>
          <table:table-cell office:value-type="float" office:value="7344.5" calcext:value-type="float">
            <text:p>7344.5</text:p>
          </table:table-cell>
          <table:table-cell table:formula="of:=[.J27]/[.E27]" office:value-type="float" office:value="2.03240446080195" calcext:value-type="float">
            <text:p>2.03</text:p>
          </table:table-cell>
          <table:table-cell table:number-columns-repeated="2"/>
          <table:table-cell office:value-type="float" office:value="7292.4" calcext:value-type="float">
            <text:p>7292.4</text:p>
          </table:table-cell>
          <table:table-cell table:formula="of:=[.N27]/[.E27]" office:value-type="float" office:value="2.0179871046296" calcext:value-type="float">
            <text:p>2.02</text:p>
          </table:table-cell>
          <table:table-cell table:formula="of:=[.N27]/[.J27]" office:value-type="float" office:value="0.992906256382327" calcext:value-type="float">
            <text:p>0.99</text:p>
          </table:table-cell>
          <table:table-cell/>
          <table:table-cell office:value-type="float" office:value="3443.1" calcext:value-type="float">
            <text:p>3443.1</text:p>
          </table:table-cell>
          <table:table-cell table:formula="of:=[.R27]/[.E27]" office:value-type="float" office:value="0.952790768464455" calcext:value-type="float">
            <text:p>0.95</text:p>
          </table:table-cell>
          <table:table-cell table:formula="of:=[.R27]/[.N27]" office:value-type="float" office:value="0.472149086720421" calcext:value-type="float">
            <text:p>0.47</text:p>
          </table:table-cell>
          <table:table-cell/>
          <table:table-cell office:value-type="float" office:value="3434.3" calcext:value-type="float">
            <text:p>3434.3</text:p>
          </table:table-cell>
          <table:table-cell table:formula="of:=[.V27]/[.E27]" office:value-type="float" office:value="0.950355591222293" calcext:value-type="float">
            <text:p>0.95</text:p>
          </table:table-cell>
          <table:table-cell table:formula="of:=[.V27]/[.R27]" office:value-type="float" office:value="0.997444163689698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3367.6" calcext:value-type="float">
            <text:p>3367.6</text:p>
          </table:table-cell>
          <table:table-cell table:number-columns-repeated="4"/>
          <table:table-cell office:value-type="float" office:value="7352.8" calcext:value-type="float">
            <text:p>7352.8</text:p>
          </table:table-cell>
          <table:table-cell table:formula="of:=[.J28]/[.E28]" office:value-type="float" office:value="2.18339470245872" calcext:value-type="float">
            <text:p>2.18</text:p>
          </table:table-cell>
          <table:table-cell table:number-columns-repeated="2"/>
          <table:table-cell office:value-type="float" office:value="7315.5" calcext:value-type="float">
            <text:p>7315.5</text:p>
          </table:table-cell>
          <table:table-cell table:formula="of:=[.N28]/[.E28]" office:value-type="float" office:value="2.17231856515026" calcext:value-type="float">
            <text:p>2.17</text:p>
          </table:table-cell>
          <table:table-cell table:formula="of:=[.N28]/[.J28]" office:value-type="float" office:value="0.99492710260037" calcext:value-type="float">
            <text:p>0.99</text:p>
          </table:table-cell>
          <table:table-cell/>
          <table:table-cell office:value-type="float" office:value="3321" calcext:value-type="float">
            <text:p>3321</text:p>
          </table:table-cell>
          <table:table-cell table:formula="of:=[.R28]/[.E28]" office:value-type="float" office:value="0.986162252048937" calcext:value-type="float">
            <text:p>0.99</text:p>
          </table:table-cell>
          <table:table-cell table:formula="of:=[.R28]/[.N28]" office:value-type="float" office:value="0.453967603034652" calcext:value-type="float">
            <text:p>0.45</text:p>
          </table:table-cell>
          <table:table-cell/>
          <table:table-cell office:value-type="float" office:value="3311.2" calcext:value-type="float">
            <text:p>3311.2</text:p>
          </table:table-cell>
          <table:table-cell table:formula="of:=[.V28]/[.E28]" office:value-type="float" office:value="0.983252167715881" calcext:value-type="float">
            <text:p>0.98</text:p>
          </table:table-cell>
          <table:table-cell table:formula="of:=[.V28]/[.R28]" office:value-type="float" office:value="0.997049081601927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19.3" calcext:value-type="float">
            <text:p>419.3</text:p>
          </table:table-cell>
          <table:table-cell table:number-columns-repeated="4"/>
          <table:table-cell office:value-type="float" office:value="291.8" calcext:value-type="float">
            <text:p>291.8</text:p>
          </table:table-cell>
          <table:table-cell table:style-name="ce6" table:formula="of:=[.J29]/[.E29]" office:value-type="float" office:value="0.695921774385881" calcext:value-type="float">
            <text:p>0.70</text:p>
          </table:table-cell>
          <table:table-cell table:number-columns-repeated="2"/>
          <table:table-cell office:value-type="float" office:value="284.2" calcext:value-type="float">
            <text:p>284.2</text:p>
          </table:table-cell>
          <table:table-cell table:style-name="ce7" table:formula="of:=[.N29]/[.E29]" office:value-type="float" office:value="0.67779632721202" calcext:value-type="float">
            <text:p>0.68</text:p>
          </table:table-cell>
          <table:table-cell table:formula="of:=[.N29]/[.J29]" office:value-type="float" office:value="0.973954763536669" calcext:value-type="float">
            <text:p>0.97</text:p>
          </table:table-cell>
          <table:table-cell/>
          <table:table-cell office:value-type="float" office:value="211.6" calcext:value-type="float">
            <text:p>211.6</text:p>
          </table:table-cell>
          <table:table-cell table:formula="of:=[.R29]/[.E29]" office:value-type="float" office:value="0.504650608156451" calcext:value-type="float">
            <text:p>0.50</text:p>
          </table:table-cell>
          <table:table-cell table:formula="of:=[.R29]/[.N29]" office:value-type="float" office:value="0.744546094299789" calcext:value-type="float">
            <text:p>0.74</text:p>
          </table:table-cell>
          <table:table-cell/>
          <table:table-cell office:value-type="float" office:value="212.5" calcext:value-type="float">
            <text:p>212.5</text:p>
          </table:table-cell>
          <table:table-cell table:formula="of:=[.V29]/[.E29]" office:value-type="float" office:value="0.506797042690198" calcext:value-type="float">
            <text:p>0.51</text:p>
          </table:table-cell>
          <table:table-cell table:formula="of:=[.V29]/[.R29]" office:value-type="float" office:value="1.00425330812854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48.2" calcext:value-type="float">
            <text:p>448.2</text:p>
          </table:table-cell>
          <table:table-cell table:number-columns-repeated="4"/>
          <table:table-cell office:value-type="float" office:value="316.7" calcext:value-type="float">
            <text:p>316.7</text:p>
          </table:table-cell>
          <table:table-cell table:style-name="ce6" table:formula="of:=[.J30]/[.E30]" office:value-type="float" office:value="0.706604194556002" calcext:value-type="float">
            <text:p>0.71</text:p>
          </table:table-cell>
          <table:table-cell table:number-columns-repeated="2"/>
          <table:table-cell office:value-type="float" office:value="253.1" calcext:value-type="float">
            <text:p>253.1</text:p>
          </table:table-cell>
          <table:table-cell table:style-name="ce7" table:formula="of:=[.N30]/[.E30]" office:value-type="float" office:value="0.564703257474342" calcext:value-type="float">
            <text:p>0.56</text:p>
          </table:table-cell>
          <table:table-cell table:formula="of:=[.N30]/[.J30]" office:value-type="float" office:value="0.799179033785917" calcext:value-type="float">
            <text:p>0.80</text:p>
          </table:table-cell>
          <table:table-cell/>
          <table:table-cell office:value-type="float" office:value="213.7" calcext:value-type="float">
            <text:p>213.7</text:p>
          </table:table-cell>
          <table:table-cell table:formula="of:=[.R30]/[.E30]" office:value-type="float" office:value="0.476796073181615" calcext:value-type="float">
            <text:p>0.48</text:p>
          </table:table-cell>
          <table:table-cell table:formula="of:=[.R30]/[.N30]" office:value-type="float" office:value="0.844330304227578" calcext:value-type="float">
            <text:p>0.84</text:p>
          </table:table-cell>
          <table:table-cell/>
          <table:table-cell office:value-type="float" office:value="227.4" calcext:value-type="float">
            <text:p>227.4</text:p>
          </table:table-cell>
          <table:table-cell table:formula="of:=[.V30]/[.E30]" office:value-type="float" office:value="0.507362784471218" calcext:value-type="float">
            <text:p>0.51</text:p>
          </table:table-cell>
          <table:table-cell table:formula="of:=[.V30]/[.R30]" office:value-type="float" office:value="1.06410856340665" calcext:value-type="float">
            <text:p>1.06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838.5" calcext:value-type="float">
            <text:p>3838.5</text:p>
          </table:table-cell>
          <table:table-cell table:number-columns-repeated="4"/>
          <table:table-cell office:value-type="float" office:value="3709.3" calcext:value-type="float">
            <text:p>3709.3</text:p>
          </table:table-cell>
          <table:table-cell table:style-name="ce7" table:formula="of:=[.J31]/[.E31]" office:value-type="float" office:value="0.966341018627068" calcext:value-type="float">
            <text:p>0.97</text:p>
          </table:table-cell>
          <table:table-cell table:number-columns-repeated="2"/>
          <table:table-cell office:value-type="float" office:value="3730.7" calcext:value-type="float">
            <text:p>3730.7</text:p>
          </table:table-cell>
          <table:table-cell table:style-name="ce7" table:formula="of:=[.N31]/[.E31]" office:value-type="float" office:value="0.971916113064999" calcext:value-type="float">
            <text:p>0.97</text:p>
          </table:table-cell>
          <table:table-cell table:formula="of:=[.N31]/[.J31]" office:value-type="float" office:value="1.00576928261397" calcext:value-type="float">
            <text:p>1.01</text:p>
          </table:table-cell>
          <table:table-cell/>
          <table:table-cell office:value-type="float" office:value="1700.5" calcext:value-type="float">
            <text:p>1700.5</text:p>
          </table:table-cell>
          <table:table-cell table:formula="of:=[.R31]/[.E31]" office:value-type="float" office:value="0.44301159307021" calcext:value-type="float">
            <text:p>0.44</text:p>
          </table:table-cell>
          <table:table-cell table:formula="of:=[.R31]/[.N31]" office:value-type="float" office:value="0.455812582089152" calcext:value-type="float">
            <text:p>0.46</text:p>
          </table:table-cell>
          <table:table-cell/>
          <table:table-cell office:value-type="float" office:value="1875.2" calcext:value-type="float">
            <text:p>1875.2</text:p>
          </table:table-cell>
          <table:table-cell table:formula="of:=[.V31]/[.E31]" office:value-type="float" office:value="0.488524163084538" calcext:value-type="float">
            <text:p>0.49</text:p>
          </table:table-cell>
          <table:table-cell table:formula="of:=[.V31]/[.R31]" office:value-type="float" office:value="1.10273448985592" calcext:value-type="float">
            <text:p>1.1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128.3" calcext:value-type="float">
            <text:p>4128.3</text:p>
          </table:table-cell>
          <table:table-cell table:number-columns-repeated="4"/>
          <table:table-cell office:value-type="float" office:value="3720.9" calcext:value-type="float">
            <text:p>3720.9</text:p>
          </table:table-cell>
          <table:table-cell table:style-name="ce6" table:formula="of:=[.J32]/[.E32]" office:value-type="float" office:value="0.901315311387254" calcext:value-type="float">
            <text:p>0.90</text:p>
          </table:table-cell>
          <table:table-cell table:number-columns-repeated="2"/>
          <table:table-cell office:value-type="float" office:value="3741.8" calcext:value-type="float">
            <text:p>3741.8</text:p>
          </table:table-cell>
          <table:table-cell table:style-name="ce7" table:formula="of:=[.N32]/[.E32]" office:value-type="float" office:value="0.906377927960662" calcext:value-type="float">
            <text:p>0.91</text:p>
          </table:table-cell>
          <table:table-cell table:formula="of:=[.N32]/[.J32]" office:value-type="float" office:value="1.00561692063748" calcext:value-type="float">
            <text:p>1.01</text:p>
          </table:table-cell>
          <table:table-cell/>
          <table:table-cell office:value-type="float" office:value="1959.1" calcext:value-type="float">
            <text:p>1959.1</text:p>
          </table:table-cell>
          <table:table-cell table:formula="of:=[.R32]/[.E32]" office:value-type="float" office:value="0.474553690381028" calcext:value-type="float">
            <text:p>0.47</text:p>
          </table:table-cell>
          <table:table-cell table:formula="of:=[.R32]/[.N32]" office:value-type="float" office:value="0.523571543107595" calcext:value-type="float">
            <text:p>0.52</text:p>
          </table:table-cell>
          <table:table-cell/>
          <table:table-cell office:value-type="float" office:value="1693" calcext:value-type="float">
            <text:p>1693</text:p>
          </table:table-cell>
          <table:table-cell table:formula="of:=[.V32]/[.E32]" office:value-type="float" office:value="0.410096165491849" calcext:value-type="float">
            <text:p>0.41</text:p>
          </table:table-cell>
          <table:table-cell table:formula="of:=[.V32]/[.R32]" office:value-type="float" office:value="0.864172324026339" calcext:value-type="float">
            <text:p>0.86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9271.9" calcext:value-type="float">
            <text:p>9271.9</text:p>
          </table:table-cell>
          <table:table-cell table:number-columns-repeated="4"/>
          <table:table-cell office:value-type="float" office:value="7322.1" calcext:value-type="float">
            <text:p>7322.1</text:p>
          </table:table-cell>
          <table:table-cell table:style-name="ce6" table:formula="of:=[.J33]/[.E33]" office:value-type="float" office:value="0.789708689696826" calcext:value-type="float">
            <text:p>0.79</text:p>
          </table:table-cell>
          <table:table-cell table:number-columns-repeated="2"/>
          <table:table-cell office:value-type="float" office:value="7298.6" calcext:value-type="float">
            <text:p>7298.6</text:p>
          </table:table-cell>
          <table:table-cell table:style-name="ce7" table:formula="of:=[.N33]/[.E33]" office:value-type="float" office:value="0.787174149850624" calcext:value-type="float">
            <text:p>0.79</text:p>
          </table:table-cell>
          <table:table-cell table:formula="of:=[.N33]/[.J33]" office:value-type="float" office:value="0.996790538233567" calcext:value-type="float">
            <text:p>1.00</text:p>
          </table:table-cell>
          <table:table-cell/>
          <table:table-cell office:value-type="float" office:value="3353.1" calcext:value-type="float">
            <text:p>3353.1</text:p>
          </table:table-cell>
          <table:table-cell table:formula="of:=[.R33]/[.E33]" office:value-type="float" office:value="0.361641087587226" calcext:value-type="float">
            <text:p>0.36</text:p>
          </table:table-cell>
          <table:table-cell table:formula="of:=[.R33]/[.N33]" office:value-type="float" office:value="0.459416874469076" calcext:value-type="float">
            <text:p>0.46</text:p>
          </table:table-cell>
          <table:table-cell/>
          <table:table-cell office:value-type="float" office:value="3336.5" calcext:value-type="float">
            <text:p>3336.5</text:p>
          </table:table-cell>
          <table:table-cell table:formula="of:=[.V33]/[.E33]" office:value-type="float" office:value="0.359850731780973" calcext:value-type="float">
            <text:p>0.36</text:p>
          </table:table-cell>
          <table:table-cell table:formula="of:=[.V33]/[.R33]" office:value-type="float" office:value="0.995049357311145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9552.1" calcext:value-type="float">
            <text:p>9552.1</text:p>
          </table:table-cell>
          <table:table-cell table:number-columns-repeated="4"/>
          <table:table-cell office:value-type="float" office:value="7280.9" calcext:value-type="float">
            <text:p>7280.9</text:p>
          </table:table-cell>
          <table:table-cell table:style-name="ce6" table:formula="of:=[.J34]/[.E34]" office:value-type="float" office:value="0.762230294908973" calcext:value-type="float">
            <text:p>0.76</text:p>
          </table:table-cell>
          <table:table-cell table:number-columns-repeated="2"/>
          <table:table-cell office:value-type="float" office:value="7294" calcext:value-type="float">
            <text:p>7294</text:p>
          </table:table-cell>
          <table:table-cell table:style-name="ce7" table:formula="of:=[.N34]/[.E34]" office:value-type="float" office:value="0.76360172108751" calcext:value-type="float">
            <text:p>0.76</text:p>
          </table:table-cell>
          <table:table-cell table:formula="of:=[.N34]/[.J34]" office:value-type="float" office:value="1.0017992281174" calcext:value-type="float">
            <text:p>1.00</text:p>
          </table:table-cell>
          <table:table-cell/>
          <table:table-cell office:value-type="float" office:value="3322.7" calcext:value-type="float">
            <text:p>3322.7</text:p>
          </table:table-cell>
          <table:table-cell table:formula="of:=[.R34]/[.E34]" office:value-type="float" office:value="0.347850210948378" calcext:value-type="float">
            <text:p>0.35</text:p>
          </table:table-cell>
          <table:table-cell table:formula="of:=[.R34]/[.N34]" office:value-type="float" office:value="0.455538799012887" calcext:value-type="float">
            <text:p>0.46</text:p>
          </table:table-cell>
          <table:table-cell/>
          <table:table-cell office:value-type="float" office:value="3322.4" calcext:value-type="float">
            <text:p>3322.4</text:p>
          </table:table-cell>
          <table:table-cell table:formula="of:=[.V34]/[.E34]" office:value-type="float" office:value="0.347818804241999" calcext:value-type="float">
            <text:p>0.35</text:p>
          </table:table-cell>
          <table:table-cell table:formula="of:=[.V34]/[.R34]" office:value-type="float" office:value="0.99990971198122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13.5" calcext:value-type="float">
            <text:p>713.5</text:p>
          </table:table-cell>
          <table:table-cell table:number-columns-repeated="4"/>
          <table:table-cell office:value-type="float" office:value="744.8" calcext:value-type="float">
            <text:p>744.8</text:p>
          </table:table-cell>
          <table:table-cell table:style-name="ce7" table:formula="of:=[.J35]/[.E35]" office:value-type="float" office:value="1.04386825508059" calcext:value-type="float">
            <text:p>1.04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7" table:formula="of:=[.N35]/[.E35]" office:value-type="float" office:value="0.97687456201822" calcext:value-type="float">
            <text:p>0.98</text:p>
          </table:table-cell>
          <table:table-cell table:formula="of:=[.N35]/[.J35]" office:value-type="float" office:value="0.935821697099893" calcext:value-type="float">
            <text:p>0.94</text:p>
          </table:table-cell>
          <table:table-cell/>
          <table:table-cell office:value-type="float" office:value="604.9" calcext:value-type="float">
            <text:p>604.9</text:p>
          </table:table-cell>
          <table:table-cell table:formula="of:=[.R35]/[.E35]" office:value-type="float" office:value="0.847792571829012" calcext:value-type="float">
            <text:p>0.85</text:p>
          </table:table-cell>
          <table:table-cell table:formula="of:=[.R35]/[.N35]" office:value-type="float" office:value="0.867862266857963" calcext:value-type="float">
            <text:p>0.87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[.V35]/[.E35]" office:value-type="float" office:value="0.846531184302733" calcext:value-type="float">
            <text:p>0.85</text:p>
          </table:table-cell>
          <table:table-cell table:formula="of:=[.V35]/[.R35]" office:value-type="float" office:value="0.998512150768722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22.6" calcext:value-type="float">
            <text:p>722.6</text:p>
          </table:table-cell>
          <table:table-cell table:number-columns-repeated="4"/>
          <table:table-cell office:value-type="float" office:value="827" calcext:value-type="float">
            <text:p>827</text:p>
          </table:table-cell>
          <table:table-cell table:formula="of:=[.J36]/[.E36]" office:value-type="float" office:value="1.1444782729034" calcext:value-type="float">
            <text:p>1.14</text:p>
          </table:table-cell>
          <table:table-cell table:number-columns-repeated="2"/>
          <table:table-cell office:value-type="float" office:value="810.6" calcext:value-type="float">
            <text:p>810.6</text:p>
          </table:table-cell>
          <table:table-cell table:formula="of:=[.N36]/[.E36]" office:value-type="float" office:value="1.12178245225574" calcext:value-type="float">
            <text:p>1.12</text:p>
          </table:table-cell>
          <table:table-cell table:formula="of:=[.N36]/[.J36]" office:value-type="float" office:value="0.980169286577993" calcext:value-type="float">
            <text:p>0.98</text:p>
          </table:table-cell>
          <table:table-cell/>
          <table:table-cell office:value-type="float" office:value="741.7" calcext:value-type="float">
            <text:p>741.7</text:p>
          </table:table-cell>
          <table:table-cell table:formula="of:=[.R36]/[.E36]" office:value-type="float" office:value="1.02643232770551" calcext:value-type="float">
            <text:p>1.03</text:p>
          </table:table-cell>
          <table:table-cell table:formula="of:=[.R36]/[.N36]" office:value-type="float" office:value="0.915001233654084" calcext:value-type="float">
            <text:p>0.92</text:p>
          </table:table-cell>
          <table:table-cell/>
          <table:table-cell office:value-type="float" office:value="724.6" calcext:value-type="float">
            <text:p>724.6</text:p>
          </table:table-cell>
          <table:table-cell table:formula="of:=[.V36]/[.E36]" office:value-type="float" office:value="1.00276778300581" calcext:value-type="float">
            <text:p>1.00</text:p>
          </table:table-cell>
          <table:table-cell table:formula="of:=[.V36]/[.R36]" office:value-type="float" office:value="0.976944856410948" calcext:value-type="float">
            <text:p>0.98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670.9" calcext:value-type="float">
            <text:p>6670.9</text:p>
          </table:table-cell>
          <table:table-cell table:number-columns-repeated="4"/>
          <table:table-cell office:value-type="float" office:value="7209.9" calcext:value-type="float">
            <text:p>7209.9</text:p>
          </table:table-cell>
          <table:table-cell table:formula="of:=[.J37]/[.E37]" office:value-type="float" office:value="1.08079869283005" calcext:value-type="float">
            <text:p>1.08</text:p>
          </table:table-cell>
          <table:table-cell table:number-columns-repeated="2"/>
          <table:table-cell office:value-type="float" office:value="6470.6" calcext:value-type="float">
            <text:p>6470.6</text:p>
          </table:table-cell>
          <table:table-cell table:style-name="ce7" table:formula="of:=[.N37]/[.E37]" office:value-type="float" office:value="0.969974066467793" calcext:value-type="float">
            <text:p>0.97</text:p>
          </table:table-cell>
          <table:table-cell table:formula="of:=[.N37]/[.J37]" office:value-type="float" office:value="0.897460436344471" calcext:value-type="float">
            <text:p>0.90</text:p>
          </table:table-cell>
          <table:table-cell/>
          <table:table-cell office:value-type="float" office:value="5751.8" calcext:value-type="float">
            <text:p>5751.8</text:p>
          </table:table-cell>
          <table:table-cell table:formula="of:=[.R37]/[.E37]" office:value-type="float" office:value="0.862222488719663" calcext:value-type="float">
            <text:p>0.86</text:p>
          </table:table-cell>
          <table:table-cell table:formula="of:=[.R37]/[.N37]" office:value-type="float" office:value="0.88891292924922" calcext:value-type="float">
            <text:p>0.89</text:p>
          </table:table-cell>
          <table:table-cell/>
          <table:table-cell office:value-type="float" office:value="5717.3" calcext:value-type="float">
            <text:p>5717.3</text:p>
          </table:table-cell>
          <table:table-cell table:formula="of:=[.V37]/[.E37]" office:value-type="float" office:value="0.857050772759298" calcext:value-type="float">
            <text:p>0.86</text:p>
          </table:table-cell>
          <table:table-cell table:formula="of:=[.V37]/[.R37]" office:value-type="float" office:value="0.994001877673076" calcext:value-type="float">
            <text:p>0.99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524.2" calcext:value-type="float">
            <text:p>6524.2</text:p>
          </table:table-cell>
          <table:table-cell table:number-columns-repeated="4"/>
          <table:table-cell office:value-type="float" office:value="7438.8" calcext:value-type="float">
            <text:p>7438.8</text:p>
          </table:table-cell>
          <table:table-cell table:formula="of:=[.J38]/[.E38]" office:value-type="float" office:value="1.14018576990282" calcext:value-type="float">
            <text:p>1.14</text:p>
          </table:table-cell>
          <table:table-cell table:number-columns-repeated="2"/>
          <table:table-cell office:value-type="float" office:value="7502.1" calcext:value-type="float">
            <text:p>7502.1</text:p>
          </table:table-cell>
          <table:table-cell table:formula="of:=[.N38]/[.E38]" office:value-type="float" office:value="1.14988810888691" calcext:value-type="float">
            <text:p>1.15</text:p>
          </table:table-cell>
          <table:table-cell table:formula="of:=[.N38]/[.J38]" office:value-type="float" office:value="1.00850943700597" calcext:value-type="float">
            <text:p>1.01</text:p>
          </table:table-cell>
          <table:table-cell/>
          <table:table-cell office:value-type="float" office:value="6909.7" calcext:value-type="float">
            <text:p>6909.7</text:p>
          </table:table-cell>
          <table:table-cell table:formula="of:=[.R38]/[.E38]" office:value-type="float" office:value="1.0590877042396" calcext:value-type="float">
            <text:p>1.06</text:p>
          </table:table-cell>
          <table:table-cell table:formula="of:=[.R38]/[.N38]" office:value-type="float" office:value="0.921035443409179" calcext:value-type="float">
            <text:p>0.92</text:p>
          </table:table-cell>
          <table:table-cell/>
          <table:table-cell office:value-type="float" office:value="6621.6" calcext:value-type="float">
            <text:p>6621.6</text:p>
          </table:table-cell>
          <table:table-cell table:formula="of:=[.V38]/[.E38]" office:value-type="float" office:value="1.01492903344471" calcext:value-type="float">
            <text:p>1.01</text:p>
          </table:table-cell>
          <table:table-cell table:formula="of:=[.V38]/[.R38]" office:value-type="float" office:value="0.958304991533641" calcext:value-type="float">
            <text:p>0.96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2997.8" calcext:value-type="float">
            <text:p>12997.8</text:p>
          </table:table-cell>
          <table:table-cell table:number-columns-repeated="4"/>
          <table:table-cell office:value-type="float" office:value="14119" calcext:value-type="float">
            <text:p>14119</text:p>
          </table:table-cell>
          <table:table-cell table:formula="of:=[.J39]/[.E39]" office:value-type="float" office:value="1.08626075181954" calcext:value-type="float">
            <text:p>1.09</text:p>
          </table:table-cell>
          <table:table-cell table:number-columns-repeated="2"/>
          <table:table-cell office:value-type="float" office:value="13044.8" calcext:value-type="float">
            <text:p>13044.8</text:p>
          </table:table-cell>
          <table:table-cell table:style-name="ce7" table:formula="of:=[.N39]/[.E39]" office:value-type="float" office:value="1.00361599655326" calcext:value-type="float">
            <text:p>1.00</text:p>
          </table:table-cell>
          <table:table-cell table:formula="of:=[.N39]/[.J39]" office:value-type="float" office:value="0.923918124513067" calcext:value-type="float">
            <text:p>0.92</text:p>
          </table:table-cell>
          <table:table-cell/>
          <table:table-cell office:value-type="float" office:value="11449" calcext:value-type="float">
            <text:p>11449</text:p>
          </table:table-cell>
          <table:table-cell table:formula="of:=[.R39]/[.E39]" office:value-type="float" office:value="0.880841373155457" calcext:value-type="float">
            <text:p>0.88</text:p>
          </table:table-cell>
          <table:table-cell table:formula="of:=[.R39]/[.N39]" office:value-type="float" office:value="0.87766772967006" calcext:value-type="float">
            <text:p>0.88</text:p>
          </table:table-cell>
          <table:table-cell/>
          <table:table-cell office:value-type="float" office:value="11253.5" calcext:value-type="float">
            <text:p>11253.5</text:p>
          </table:table-cell>
          <table:table-cell table:formula="of:=[.V39]/[.E39]" office:value-type="float" office:value="0.865800366215821" calcext:value-type="float">
            <text:p>0.87</text:p>
          </table:table-cell>
          <table:table-cell table:formula="of:=[.V39]/[.R39]" office:value-type="float" office:value="0.982924272862259" calcext:value-type="float">
            <text:p>0.98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2953.8" calcext:value-type="float">
            <text:p>12953.8</text:p>
          </table:table-cell>
          <table:table-cell table:number-columns-repeated="4"/>
          <table:table-cell office:value-type="float" office:value="14753.2" calcext:value-type="float">
            <text:p>14753.2</text:p>
          </table:table-cell>
          <table:table-cell table:formula="of:=[.J40]/[.E40]" office:value-type="float" office:value="1.13890904599423" calcext:value-type="float">
            <text:p>1.14</text:p>
          </table:table-cell>
          <table:table-cell table:number-columns-repeated="2"/>
          <table:table-cell office:value-type="float" office:value="14902.9" calcext:value-type="float">
            <text:p>14902.9</text:p>
          </table:table-cell>
          <table:table-cell table:formula="of:=[.N40]/[.E40]" office:value-type="float" office:value="1.1504655004709" calcext:value-type="float">
            <text:p>1.15</text:p>
          </table:table-cell>
          <table:table-cell table:formula="of:=[.N40]/[.J40]" office:value-type="float" office:value="1.01014695116992" calcext:value-type="float">
            <text:p>1.01</text:p>
          </table:table-cell>
          <table:table-cell/>
          <table:table-cell office:value-type="float" office:value="13729.9" calcext:value-type="float">
            <text:p>13729.9</text:p>
          </table:table-cell>
          <table:table-cell table:formula="of:=[.R40]/[.E40]" office:value-type="float" office:value="1.05991292130495" calcext:value-type="float">
            <text:p>1.06</text:p>
          </table:table-cell>
          <table:table-cell table:formula="of:=[.R40]/[.N40]" office:value-type="float" office:value="0.921290487086406" calcext:value-type="float">
            <text:p>0.92</text:p>
          </table:table-cell>
          <table:table-cell/>
          <table:table-cell office:value-type="float" office:value="13613.8" calcext:value-type="float">
            <text:p>13613.8</text:p>
          </table:table-cell>
          <table:table-cell table:formula="of:=[.V40]/[.E40]" office:value-type="float" office:value="1.05095030029798" calcext:value-type="float">
            <text:p>1.05</text:p>
          </table:table-cell>
          <table:table-cell table:formula="of:=[.V40]/[.R40]" office:value-type="float" office:value="0.991544002505481" calcext:value-type="float">
            <text:p>0.99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70.6" calcext:value-type="float">
            <text:p>1070.6</text:p>
          </table:table-cell>
          <table:table-cell table:number-columns-repeated="4"/>
          <table:table-cell office:value-type="float" office:value="1642.5" calcext:value-type="float">
            <text:p>1642.5</text:p>
          </table:table-cell>
          <table:table-cell table:formula="of:=[.J41]/[.E41]" office:value-type="float" office:value="1.53418643751168" calcext:value-type="float">
            <text:p>1.53</text:p>
          </table:table-cell>
          <table:table-cell table:number-columns-repeated="2"/>
          <table:table-cell office:value-type="float" office:value="1680.6" calcext:value-type="float">
            <text:p>1680.6</text:p>
          </table:table-cell>
          <table:table-cell table:formula="of:=[.N41]/[.E41]" office:value-type="float" office:value="1.56977395852793" calcext:value-type="float">
            <text:p>1.57</text:p>
          </table:table-cell>
          <table:table-cell table:formula="of:=[.N41]/[.J41]" office:value-type="float" office:value="1.02319634703196" calcext:value-type="float">
            <text:p>1.02</text:p>
          </table:table-cell>
          <table:table-cell/>
          <table:table-cell office:value-type="float" office:value="1559.9" calcext:value-type="float">
            <text:p>1559.9</text:p>
          </table:table-cell>
          <table:table-cell table:formula="of:=[.R41]/[.E41]" office:value-type="float" office:value="1.45703343919298" calcext:value-type="float">
            <text:p>1.46</text:p>
          </table:table-cell>
          <table:table-cell table:formula="of:=[.R41]/[.N41]" office:value-type="float" office:value="0.928180411757706" calcext:value-type="float">
            <text:p>0.93</text:p>
          </table:table-cell>
          <table:table-cell/>
          <table:table-cell office:value-type="float" office:value="1533.4" calcext:value-type="float">
            <text:p>1533.4</text:p>
          </table:table-cell>
          <table:table-cell table:formula="of:=[.V41]/[.E41]" office:value-type="float" office:value="1.43228096394545" calcext:value-type="float">
            <text:p>1.43</text:p>
          </table:table-cell>
          <table:table-cell table:formula="of:=[.V41]/[.R41]" office:value-type="float" office:value="0.983011731521251" calcext:value-type="float">
            <text:p>0.98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80.2" calcext:value-type="float">
            <text:p>1080.2</text:p>
          </table:table-cell>
          <table:table-cell table:number-columns-repeated="4"/>
          <table:table-cell office:value-type="float" office:value="1842.5" calcext:value-type="float">
            <text:p>1842.5</text:p>
          </table:table-cell>
          <table:table-cell table:formula="of:=[.J42]/[.E42]" office:value-type="float" office:value="1.70570264765784" calcext:value-type="float">
            <text:p>1.71</text:p>
          </table:table-cell>
          <table:table-cell table:number-columns-repeated="2"/>
          <table:table-cell office:value-type="float" office:value="1859" calcext:value-type="float">
            <text:p>1859</text:p>
          </table:table-cell>
          <table:table-cell table:formula="of:=[.N42]/[.E42]" office:value-type="float" office:value="1.72097759674134" calcext:value-type="float">
            <text:p>1.72</text:p>
          </table:table-cell>
          <table:table-cell table:formula="of:=[.N42]/[.J42]" office:value-type="float" office:value="1.0089552238806" calcext:value-type="float">
            <text:p>1.01</text:p>
          </table:table-cell>
          <table:table-cell/>
          <table:table-cell office:value-type="float" office:value="1792.9" calcext:value-type="float">
            <text:p>1792.9</text:p>
          </table:table-cell>
          <table:table-cell table:formula="of:=[.R42]/[.E42]" office:value-type="float" office:value="1.65978522495834" calcext:value-type="float">
            <text:p>1.66</text:p>
          </table:table-cell>
          <table:table-cell table:formula="of:=[.R42]/[.N42]" office:value-type="float" office:value="0.964443249058634" calcext:value-type="float">
            <text:p>0.96</text:p>
          </table:table-cell>
          <table:table-cell/>
          <table:table-cell office:value-type="float" office:value="1804.1" calcext:value-type="float">
            <text:p>1804.1</text:p>
          </table:table-cell>
          <table:table-cell table:formula="of:=[.V42]/[.E42]" office:value-type="float" office:value="1.67015367524532" calcext:value-type="float">
            <text:p>1.67</text:p>
          </table:table-cell>
          <table:table-cell table:formula="of:=[.V42]/[.R42]" office:value-type="float" office:value="1.0062468626248" calcext:value-type="float">
            <text:p>1.01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456.5" calcext:value-type="float">
            <text:p>9456.5</text:p>
          </table:table-cell>
          <table:table-cell table:number-columns-repeated="4"/>
          <table:table-cell office:value-type="float" office:value="15599.4" calcext:value-type="float">
            <text:p>15599.4</text:p>
          </table:table-cell>
          <table:table-cell table:formula="of:=[.J43]/[.E43]" office:value-type="float" office:value="1.64959551631153" calcext:value-type="float">
            <text:p>1.65</text:p>
          </table:table-cell>
          <table:table-cell table:number-columns-repeated="2"/>
          <table:table-cell office:value-type="float" office:value="15535.7" calcext:value-type="float">
            <text:p>15535.7</text:p>
          </table:table-cell>
          <table:table-cell table:formula="of:=[.N43]/[.E43]" office:value-type="float" office:value="1.6428594088722" calcext:value-type="float">
            <text:p>1.64</text:p>
          </table:table-cell>
          <table:table-cell table:formula="of:=[.N43]/[.J43]" office:value-type="float" office:value="0.995916509609344" calcext:value-type="float">
            <text:p>1.00</text:p>
          </table:table-cell>
          <table:table-cell/>
          <table:table-cell office:value-type="float" office:value="13902.7" calcext:value-type="float">
            <text:p>13902.7</text:p>
          </table:table-cell>
          <table:table-cell table:formula="of:=[.R43]/[.E43]" office:value-type="float" office:value="1.47017395442288" calcext:value-type="float">
            <text:p>1.47</text:p>
          </table:table-cell>
          <table:table-cell table:formula="of:=[.R43]/[.N43]" office:value-type="float" office:value="0.894887259666446" calcext:value-type="float">
            <text:p>0.89</text:p>
          </table:table-cell>
          <table:table-cell/>
          <table:table-cell office:value-type="float" office:value="13959.5" calcext:value-type="float">
            <text:p>13959.5</text:p>
          </table:table-cell>
          <table:table-cell table:formula="of:=[.V43]/[.E43]" office:value-type="float" office:value="1.47618040501243" calcext:value-type="float">
            <text:p>1.48</text:p>
          </table:table-cell>
          <table:table-cell table:formula="of:=[.V43]/[.R43]" office:value-type="float" office:value="1.00408553734167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620.2" calcext:value-type="float">
            <text:p>9620.2</text:p>
          </table:table-cell>
          <table:table-cell table:number-columns-repeated="4"/>
          <table:table-cell office:value-type="float" office:value="17463.8" calcext:value-type="float">
            <text:p>17463.8</text:p>
          </table:table-cell>
          <table:table-cell table:formula="of:=[.J44]/[.E44]" office:value-type="float" office:value="1.81532608469678" calcext:value-type="float">
            <text:p>1.82</text:p>
          </table:table-cell>
          <table:table-cell table:number-columns-repeated="2"/>
          <table:table-cell office:value-type="float" office:value="17233.4" calcext:value-type="float">
            <text:p>17233.4</text:p>
          </table:table-cell>
          <table:table-cell table:formula="of:=[.N44]/[.E44]" office:value-type="float" office:value="1.79137647865949" calcext:value-type="float">
            <text:p>1.79</text:p>
          </table:table-cell>
          <table:table-cell table:formula="of:=[.N44]/[.J44]" office:value-type="float" office:value="0.986806995041171" calcext:value-type="float">
            <text:p>0.99</text:p>
          </table:table-cell>
          <table:table-cell/>
          <table:table-cell office:value-type="float" office:value="16058.4" calcext:value-type="float">
            <text:p>16058.4</text:p>
          </table:table-cell>
          <table:table-cell table:formula="of:=[.R44]/[.E44]" office:value-type="float" office:value="1.66923764578699" calcext:value-type="float">
            <text:p>1.67</text:p>
          </table:table-cell>
          <table:table-cell table:formula="of:=[.R44]/[.N44]" office:value-type="float" office:value="0.931818445576613" calcext:value-type="float">
            <text:p>0.93</text:p>
          </table:table-cell>
          <table:table-cell/>
          <table:table-cell office:value-type="float" office:value="16110.6" calcext:value-type="float">
            <text:p>16110.6</text:p>
          </table:table-cell>
          <table:table-cell table:formula="of:=[.V44]/[.E44]" office:value-type="float" office:value="1.67466372840481" calcext:value-type="float">
            <text:p>1.67</text:p>
          </table:table-cell>
          <table:table-cell table:formula="of:=[.V44]/[.R44]" office:value-type="float" office:value="1.00325063518159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8594.7" calcext:value-type="float">
            <text:p>18594.7</text:p>
          </table:table-cell>
          <table:table-cell table:number-columns-repeated="4"/>
          <table:table-cell office:value-type="float" office:value="30433.6" calcext:value-type="float">
            <text:p>30433.6</text:p>
          </table:table-cell>
          <table:table-cell table:formula="of:=[.J45]/[.E45]" office:value-type="float" office:value="1.63668141997451" calcext:value-type="float">
            <text:p>1.64</text:p>
          </table:table-cell>
          <table:table-cell table:number-columns-repeated="2"/>
          <table:table-cell office:value-type="float" office:value="30198.7" calcext:value-type="float">
            <text:p>30198.7</text:p>
          </table:table-cell>
          <table:table-cell table:formula="of:=[.N45]/[.E45]" office:value-type="float" office:value="1.62404878809553" calcext:value-type="float">
            <text:p>1.62</text:p>
          </table:table-cell>
          <table:table-cell table:formula="of:=[.N45]/[.J45]" office:value-type="float" office:value="0.992281557226224" calcext:value-type="float">
            <text:p>0.99</text:p>
          </table:table-cell>
          <table:table-cell/>
          <table:table-cell office:value-type="float" office:value="27370.6" calcext:value-type="float">
            <text:p>27370.6</text:p>
          </table:table-cell>
          <table:table-cell table:formula="of:=[.R45]/[.E45]" office:value-type="float" office:value="1.47195706303409" calcext:value-type="float">
            <text:p>1.47</text:p>
          </table:table-cell>
          <table:table-cell table:formula="of:=[.R45]/[.N45]" office:value-type="float" office:value="0.906350273356138" calcext:value-type="float">
            <text:p>0.91</text:p>
          </table:table-cell>
          <table:table-cell/>
          <table:table-cell office:value-type="float" office:value="27629" calcext:value-type="float">
            <text:p>27629</text:p>
          </table:table-cell>
          <table:table-cell table:formula="of:=[.V45]/[.E45]" office:value-type="float" office:value="1.48585349588861" calcext:value-type="float">
            <text:p>1.49</text:p>
          </table:table-cell>
          <table:table-cell table:formula="of:=[.V45]/[.R45]" office:value-type="float" office:value="1.00944078682966" calcext:value-type="float">
            <text:p>1.01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9346.7" calcext:value-type="float">
            <text:p>19346.7</text:p>
          </table:table-cell>
          <table:table-cell table:number-columns-repeated="4"/>
          <table:table-cell office:value-type="float" office:value="34387" calcext:value-type="float">
            <text:p>34387</text:p>
          </table:table-cell>
          <table:table-cell table:formula="of:=[.J46]/[.E46]" office:value-type="float" office:value="1.77740906717942" calcext:value-type="float">
            <text:p>1.78</text:p>
          </table:table-cell>
          <table:table-cell table:number-columns-repeated="2"/>
          <table:table-cell office:value-type="float" office:value="33765.5" calcext:value-type="float">
            <text:p>33765.5</text:p>
          </table:table-cell>
          <table:table-cell table:formula="of:=[.N46]/[.E46]" office:value-type="float" office:value="1.74528472556043" calcext:value-type="float">
            <text:p>1.75</text:p>
          </table:table-cell>
          <table:table-cell table:formula="of:=[.N46]/[.J46]" office:value-type="float" office:value="0.981926309361096" calcext:value-type="float">
            <text:p>0.98</text:p>
          </table:table-cell>
          <table:table-cell/>
          <table:table-cell office:value-type="float" office:value="32158.1" calcext:value-type="float">
            <text:p>32158.1</text:p>
          </table:table-cell>
          <table:table-cell table:formula="of:=[.R46]/[.E46]" office:value-type="float" office:value="1.66220078876501" calcext:value-type="float">
            <text:p>1.66</text:p>
          </table:table-cell>
          <table:table-cell table:formula="of:=[.R46]/[.N46]" office:value-type="float" office:value="0.952395196280227" calcext:value-type="float">
            <text:p>0.95</text:p>
          </table:table-cell>
          <table:table-cell/>
          <table:table-cell office:value-type="float" office:value="31833.6" calcext:value-type="float">
            <text:p>31833.6</text:p>
          </table:table-cell>
          <table:table-cell table:formula="of:=[.V46]/[.E46]" office:value-type="float" office:value="1.64542790243297" calcext:value-type="float">
            <text:p>1.65</text:p>
          </table:table-cell>
          <table:table-cell table:formula="of:=[.V46]/[.R46]" office:value-type="float" office:value="0.989909229711954" calcext:value-type="float">
            <text:p>0.99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728.9" calcext:value-type="float">
            <text:p>2728.9</text:p>
          </table:table-cell>
          <table:table-cell table:number-columns-repeated="4"/>
          <table:table-cell office:value-type="float" office:value="2864.6" calcext:value-type="float">
            <text:p>2864.6</text:p>
          </table:table-cell>
          <table:table-cell table:style-name="ce7" table:formula="of:=[.J47]/[.E47]" office:value-type="float" office:value="1.04972699622559" calcext:value-type="float">
            <text:p>1.05</text:p>
          </table:table-cell>
          <table:table-cell table:number-columns-repeated="2"/>
          <table:table-cell office:value-type="float" office:value="4850.5" calcext:value-type="float">
            <text:p>4850.5</text:p>
          </table:table-cell>
          <table:table-cell table:formula="of:=[.N47]/[.E47]" office:value-type="float" office:value="1.77745611784968" calcext:value-type="float">
            <text:p>1.78</text:p>
          </table:table-cell>
          <table:table-cell table:formula="of:=[.N47]/[.J47]" office:value-type="float" office:value="1.69325560287649" calcext:value-type="float">
            <text:p>1.69</text:p>
          </table:table-cell>
          <table:table-cell/>
          <table:table-cell office:value-type="float" office:value="2957.2" calcext:value-type="float">
            <text:p>2957.2</text:p>
          </table:table-cell>
          <table:table-cell table:formula="of:=[.R47]/[.E47]" office:value-type="float" office:value="1.08366008281725" calcext:value-type="float">
            <text:p>1.08</text:p>
          </table:table-cell>
          <table:table-cell table:formula="of:=[.R47]/[.N47]" office:value-type="float" office:value="0.609669106277703" calcext:value-type="float">
            <text:p>0.61</text:p>
          </table:table-cell>
          <table:table-cell/>
          <table:table-cell office:value-type="float" office:value="2924.3" calcext:value-type="float">
            <text:p>2924.3</text:p>
          </table:table-cell>
          <table:table-cell table:formula="of:=[.V47]/[.E47]" office:value-type="float" office:value="1.07160394298069" calcext:value-type="float">
            <text:p>1.07</text:p>
          </table:table-cell>
          <table:table-cell table:formula="of:=[.V47]/[.R47]" office:value-type="float" office:value="0.988874611118626" calcext:value-type="float">
            <text:p>0.99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826.2" calcext:value-type="float">
            <text:p>2826.2</text:p>
          </table:table-cell>
          <table:table-cell table:number-columns-repeated="4"/>
          <table:table-cell office:value-type="float" office:value="3246.1" calcext:value-type="float">
            <text:p>3246.1</text:p>
          </table:table-cell>
          <table:table-cell table:style-name="ce7" table:formula="of:=[.J48]/[.E48]" office:value-type="float" office:value="1.14857405703772" calcext:value-type="float">
            <text:p>1.15</text:p>
          </table:table-cell>
          <table:table-cell table:number-columns-repeated="2"/>
          <table:table-cell office:value-type="float" office:value="5366.8" calcext:value-type="float">
            <text:p>5366.8</text:p>
          </table:table-cell>
          <table:table-cell table:formula="of:=[.N48]/[.E48]" office:value-type="float" office:value="1.89894558063831" calcext:value-type="float">
            <text:p>1.90</text:p>
          </table:table-cell>
          <table:table-cell table:formula="of:=[.N48]/[.J48]" office:value-type="float" office:value="1.65330704537753" calcext:value-type="float">
            <text:p>1.65</text:p>
          </table:table-cell>
          <table:table-cell/>
          <table:table-cell office:value-type="float" office:value="4084.2" calcext:value-type="float">
            <text:p>4084.2</text:p>
          </table:table-cell>
          <table:table-cell table:formula="of:=[.R48]/[.E48]" office:value-type="float" office:value="1.44512065671219" calcext:value-type="float">
            <text:p>1.45</text:p>
          </table:table-cell>
          <table:table-cell table:formula="of:=[.R48]/[.N48]" office:value-type="float" office:value="0.76101214876649" calcext:value-type="float">
            <text:p>0.76</text:p>
          </table:table-cell>
          <table:table-cell/>
          <table:table-cell office:value-type="float" office:value="4016.2" calcext:value-type="float">
            <text:p>4016.2</text:p>
          </table:table-cell>
          <table:table-cell table:formula="of:=[.V48]/[.E48]" office:value-type="float" office:value="1.4210600806737" calcext:value-type="float">
            <text:p>1.42</text:p>
          </table:table-cell>
          <table:table-cell table:formula="of:=[.V48]/[.R48]" office:value-type="float" office:value="0.983350472552764" calcext:value-type="float">
            <text:p>0.98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6011.8" calcext:value-type="float">
            <text:p>26011.8</text:p>
          </table:table-cell>
          <table:table-cell table:number-columns-repeated="4"/>
          <table:table-cell office:value-type="float" office:value="27471.9" calcext:value-type="float">
            <text:p>27471.9</text:p>
          </table:table-cell>
          <table:table-cell table:style-name="ce7" table:formula="of:=[.J49]/[.E49]" office:value-type="float" office:value="1.05613221691694" calcext:value-type="float">
            <text:p>1.06</text:p>
          </table:table-cell>
          <table:table-cell table:number-columns-repeated="2"/>
          <table:table-cell office:value-type="float" office:value="49958.8" calcext:value-type="float">
            <text:p>49958.8</text:p>
          </table:table-cell>
          <table:table-cell table:formula="of:=[.N49]/[.E49]" office:value-type="float" office:value="1.92062064140121" calcext:value-type="float">
            <text:p>1.92</text:p>
          </table:table-cell>
          <table:table-cell table:formula="of:=[.N49]/[.J49]" office:value-type="float" office:value="1.81854185549598" calcext:value-type="float">
            <text:p>1.82</text:p>
          </table:table-cell>
          <table:table-cell/>
          <table:table-cell office:value-type="float" office:value="29931.1" calcext:value-type="float">
            <text:p>29931.1</text:p>
          </table:table-cell>
          <table:table-cell table:formula="of:=[.R49]/[.E49]" office:value-type="float" office:value="1.150673924911" calcext:value-type="float">
            <text:p>1.15</text:p>
          </table:table-cell>
          <table:table-cell table:formula="of:=[.R49]/[.N49]" office:value-type="float" office:value="0.599115671313162" calcext:value-type="float">
            <text:p>0.60</text:p>
          </table:table-cell>
          <table:table-cell/>
          <table:table-cell office:value-type="float" office:value="29330.8" calcext:value-type="float">
            <text:p>29330.8</text:p>
          </table:table-cell>
          <table:table-cell table:formula="of:=[.V49]/[.E49]" office:value-type="float" office:value="1.12759593722849" calcext:value-type="float">
            <text:p>1.13</text:p>
          </table:table-cell>
          <table:table-cell table:formula="of:=[.V49]/[.R49]" office:value-type="float" office:value="0.979943937910735" calcext:value-type="float">
            <text:p>0.98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7153" calcext:value-type="float">
            <text:p>27153</text:p>
          </table:table-cell>
          <table:table-cell table:number-columns-repeated="4"/>
          <table:table-cell office:value-type="float" office:value="30662.3" calcext:value-type="float">
            <text:p>30662.3</text:p>
          </table:table-cell>
          <table:table-cell table:formula="of:=[.J50]/[.E50]" office:value-type="float" office:value="1.12924170441572" calcext:value-type="float">
            <text:p>1.13</text:p>
          </table:table-cell>
          <table:table-cell table:number-columns-repeated="2"/>
          <table:table-cell office:value-type="float" office:value="47076.6" calcext:value-type="float">
            <text:p>47076.6</text:p>
          </table:table-cell>
          <table:table-cell table:formula="of:=[.N50]/[.E50]" office:value-type="float" office:value="1.73375317644459" calcext:value-type="float">
            <text:p>1.73</text:p>
          </table:table-cell>
          <table:table-cell table:formula="of:=[.N50]/[.J50]" office:value-type="float" office:value="1.53532513868823" calcext:value-type="float">
            <text:p>1.54</text:p>
          </table:table-cell>
          <table:table-cell/>
          <table:table-cell office:value-type="float" office:value="41023.1" calcext:value-type="float">
            <text:p>41023.1</text:p>
          </table:table-cell>
          <table:table-cell table:formula="of:=[.R50]/[.E50]" office:value-type="float" office:value="1.51081280153206" calcext:value-type="float">
            <text:p>1.51</text:p>
          </table:table-cell>
          <table:table-cell table:formula="of:=[.R50]/[.N50]" office:value-type="float" office:value="0.871411699230616" calcext:value-type="float">
            <text:p>0.87</text:p>
          </table:table-cell>
          <table:table-cell/>
          <table:table-cell office:value-type="float" office:value="40173.4" calcext:value-type="float">
            <text:p>40173.4</text:p>
          </table:table-cell>
          <table:table-cell table:formula="of:=[.V50]/[.E50]" office:value-type="float" office:value="1.47951975840607" calcext:value-type="float">
            <text:p>1.48</text:p>
          </table:table-cell>
          <table:table-cell table:formula="of:=[.V50]/[.R50]" office:value-type="float" office:value="0.979287279605881" calcext:value-type="float">
            <text:p>0.98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51246" calcext:value-type="float">
            <text:p>51246</text:p>
          </table:table-cell>
          <table:table-cell table:number-columns-repeated="4"/>
          <table:table-cell office:value-type="float" office:value="55391.6" calcext:value-type="float">
            <text:p>55391.6</text:p>
          </table:table-cell>
          <table:table-cell table:style-name="ce7" table:formula="of:=[.J51]/[.E51]" office:value-type="float" office:value="1.08089606993717" calcext:value-type="float">
            <text:p>1.08</text:p>
          </table:table-cell>
          <table:table-cell table:number-columns-repeated="2"/>
          <table:table-cell office:value-type="float" office:value="52185.7" calcext:value-type="float">
            <text:p>52185.7</text:p>
          </table:table-cell>
          <table:table-cell table:style-name="ce7" table:formula="of:=[.N51]/[.E51]" office:value-type="float" office:value="1.01833704093978" calcext:value-type="float">
            <text:p>1.02</text:p>
          </table:table-cell>
          <table:table-cell table:formula="of:=[.N51]/[.J51]" office:value-type="float" office:value="0.942122993378057" calcext:value-type="float">
            <text:p>0.94</text:p>
          </table:table-cell>
          <table:table-cell/>
          <table:table-cell office:value-type="float" office:value="60417.3" calcext:value-type="float">
            <text:p>60417.3</text:p>
          </table:table-cell>
          <table:table-cell table:formula="of:=[.R51]/[.E51]" office:value-type="float" office:value="1.17896616321274" calcext:value-type="float">
            <text:p>1.18</text:p>
          </table:table-cell>
          <table:table-cell table:formula="of:=[.R51]/[.N51]" office:value-type="float" office:value="1.15773669798431" calcext:value-type="float">
            <text:p>1.16</text:p>
          </table:table-cell>
          <table:table-cell/>
          <table:table-cell office:value-type="float" office:value="59007.2" calcext:value-type="float">
            <text:p>59007.2</text:p>
          </table:table-cell>
          <table:table-cell table:formula="of:=[.V51]/[.E51]" office:value-type="float" office:value="1.15144986925809" calcext:value-type="float">
            <text:p>1.15</text:p>
          </table:table-cell>
          <table:table-cell table:formula="of:=[.V51]/[.R51]" office:value-type="float" office:value="0.976660658453787" calcext:value-type="float">
            <text:p>0.98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53353.4" calcext:value-type="float">
            <text:p>53353.4</text:p>
          </table:table-cell>
          <table:table-cell table:number-columns-repeated="4"/>
          <table:table-cell office:value-type="float" office:value="61656" calcext:value-type="float">
            <text:p>61656</text:p>
          </table:table-cell>
          <table:table-cell table:formula="of:=[.J52]/[.E52]" office:value-type="float" office:value="1.15561519978108" calcext:value-type="float">
            <text:p>1.16</text:p>
          </table:table-cell>
          <table:table-cell table:number-columns-repeated="2"/>
          <table:table-cell office:value-type="float" office:value="66678.9" calcext:value-type="float">
            <text:p>66678.9</text:p>
          </table:table-cell>
          <table:table-cell table:formula="of:=[.N52]/[.E52]" office:value-type="float" office:value="1.24975915311864" calcext:value-type="float">
            <text:p>1.25</text:p>
          </table:table-cell>
          <table:table-cell table:formula="of:=[.N52]/[.J52]" office:value-type="float" office:value="1.08146652393928" calcext:value-type="float">
            <text:p>1.08</text:p>
          </table:table-cell>
          <table:table-cell/>
          <table:table-cell office:value-type="float" office:value="82858.4" calcext:value-type="float">
            <text:p>82858.4</text:p>
          </table:table-cell>
          <table:table-cell table:formula="of:=[.R52]/[.E52]" office:value-type="float" office:value="1.55301067973175" calcext:value-type="float">
            <text:p>1.55</text:p>
          </table:table-cell>
          <table:table-cell table:formula="of:=[.R52]/[.N52]" office:value-type="float" office:value="1.24264797409675" calcext:value-type="float">
            <text:p>1.24</text:p>
          </table:table-cell>
          <table:table-cell/>
          <table:table-cell office:value-type="float" office:value="81484.5" calcext:value-type="float">
            <text:p>81484.5</text:p>
          </table:table-cell>
          <table:table-cell table:formula="of:=[.V52]/[.E52]" office:value-type="float" office:value="1.5272597435215" calcext:value-type="float">
            <text:p>1.53</text:p>
          </table:table-cell>
          <table:table-cell table:formula="of:=[.V52]/[.R52]" office:value-type="float" office:value="0.983418699854209" calcext:value-type="float">
            <text:p>0.98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721.4" calcext:value-type="float">
            <text:p>1721.4</text:p>
          </table:table-cell>
          <table:table-cell table:number-columns-repeated="4"/>
          <table:table-cell office:value-type="float" office:value="2748" calcext:value-type="float">
            <text:p>2748</text:p>
          </table:table-cell>
          <table:table-cell table:formula="of:=[.J53]/[.E53]" office:value-type="float" office:value="1.59637504356919" calcext:value-type="float">
            <text:p>1.60</text:p>
          </table:table-cell>
          <table:table-cell table:number-columns-repeated="2"/>
          <table:table-cell office:value-type="float" office:value="2835.5" calcext:value-type="float">
            <text:p>2835.5</text:p>
          </table:table-cell>
          <table:table-cell table:formula="of:=[.N53]/[.E53]" office:value-type="float" office:value="1.64720576275125" calcext:value-type="float">
            <text:p>1.65</text:p>
          </table:table-cell>
          <table:table-cell table:formula="of:=[.N53]/[.J53]" office:value-type="float" office:value="1.03184133915575" calcext:value-type="float">
            <text:p>1.03</text:p>
          </table:table-cell>
          <table:table-cell/>
          <table:table-cell office:value-type="float" office:value="1644.9" calcext:value-type="float">
            <text:p>1644.9</text:p>
          </table:table-cell>
          <table:table-cell table:formula="of:=[.R53]/[.E53]" office:value-type="float" office:value="0.955559428372255" calcext:value-type="float">
            <text:p>0.96</text:p>
          </table:table-cell>
          <table:table-cell table:formula="of:=[.R53]/[.N53]" office:value-type="float" office:value="0.580109328160818" calcext:value-type="float">
            <text:p>0.58</text:p>
          </table:table-cell>
          <table:table-cell/>
          <table:table-cell office:value-type="float" office:value="2221.3" calcext:value-type="float">
            <text:p>2221.3</text:p>
          </table:table-cell>
          <table:table-cell table:formula="of:=[.V53]/[.E53]" office:value-type="float" office:value="1.29040316021843" calcext:value-type="float">
            <text:p>1.29</text:p>
          </table:table-cell>
          <table:table-cell table:formula="of:=[.V53]/[.R53]" office:value-type="float" office:value="1.35041643868928" calcext:value-type="float">
            <text:p>1.35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573.3" calcext:value-type="float">
            <text:p>1573.3</text:p>
          </table:table-cell>
          <table:table-cell table:number-columns-repeated="4"/>
          <table:table-cell office:value-type="float" office:value="2399.4" calcext:value-type="float">
            <text:p>2399.4</text:p>
          </table:table-cell>
          <table:table-cell table:formula="of:=[.J54]/[.E54]" office:value-type="float" office:value="1.52507468378567" calcext:value-type="float">
            <text:p>1.53</text:p>
          </table:table-cell>
          <table:table-cell table:number-columns-repeated="2"/>
          <table:table-cell office:value-type="float" office:value="2530.9" calcext:value-type="float">
            <text:p>2530.9</text:p>
          </table:table-cell>
          <table:table-cell table:formula="of:=[.N54]/[.E54]" office:value-type="float" office:value="1.60865696307125" calcext:value-type="float">
            <text:p>1.61</text:p>
          </table:table-cell>
          <table:table-cell table:formula="of:=[.N54]/[.J54]" office:value-type="float" office:value="1.05480536800867" calcext:value-type="float">
            <text:p>1.05</text:p>
          </table:table-cell>
          <table:table-cell/>
          <table:table-cell office:value-type="float" office:value="1654.5" calcext:value-type="float">
            <text:p>1654.5</text:p>
          </table:table-cell>
          <table:table-cell table:formula="of:=[.R54]/[.E54]" office:value-type="float" office:value="1.05161126295049" calcext:value-type="float">
            <text:p>1.05</text:p>
          </table:table-cell>
          <table:table-cell table:formula="of:=[.R54]/[.N54]" office:value-type="float" office:value="0.653720020546051" calcext:value-type="float">
            <text:p>0.65</text:p>
          </table:table-cell>
          <table:table-cell/>
          <table:table-cell office:value-type="float" office:value="2025.9" calcext:value-type="float">
            <text:p>2025.9</text:p>
          </table:table-cell>
          <table:table-cell table:formula="of:=[.V54]/[.E54]" office:value-type="float" office:value="1.28767558634717" calcext:value-type="float">
            <text:p>1.29</text:p>
          </table:table-cell>
          <table:table-cell table:formula="of:=[.V54]/[.R54]" office:value-type="float" office:value="1.22447869446963" calcext:value-type="float">
            <text:p>1.22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1848.7" calcext:value-type="float">
            <text:p>21848.7</text:p>
          </table:table-cell>
          <table:table-cell table:number-columns-repeated="4"/>
          <table:table-cell office:value-type="float" office:value="32846.1" calcext:value-type="float">
            <text:p>32846.1</text:p>
          </table:table-cell>
          <table:table-cell table:formula="of:=[.J55]/[.E55]" office:value-type="float" office:value="1.50334344835162" calcext:value-type="float">
            <text:p>1.50</text:p>
          </table:table-cell>
          <table:table-cell table:number-columns-repeated="2"/>
          <table:table-cell office:value-type="float" office:value="32553" calcext:value-type="float">
            <text:p>32553</text:p>
          </table:table-cell>
          <table:table-cell table:formula="of:=[.N55]/[.E55]" office:value-type="float" office:value="1.48992846256299" calcext:value-type="float">
            <text:p>1.49</text:p>
          </table:table-cell>
          <table:table-cell table:formula="of:=[.N55]/[.J55]" office:value-type="float" office:value="0.991076566167673" calcext:value-type="float">
            <text:p>0.99</text:p>
          </table:table-cell>
          <table:table-cell/>
          <table:table-cell office:value-type="float" office:value="19586.6" calcext:value-type="float">
            <text:p>19586.6</text:p>
          </table:table-cell>
          <table:table-cell table:formula="of:=[.R55]/[.E55]" office:value-type="float" office:value="0.896465235917926" calcext:value-type="float">
            <text:p>0.90</text:p>
          </table:table-cell>
          <table:table-cell table:formula="of:=[.R55]/[.N55]" office:value-type="float" office:value="0.601683408595214" calcext:value-type="float">
            <text:p>0.60</text:p>
          </table:table-cell>
          <table:table-cell/>
          <table:table-cell office:value-type="float" office:value="23592.2" calcext:value-type="float">
            <text:p>23592.2</text:p>
          </table:table-cell>
          <table:table-cell table:formula="of:=[.V55]/[.E55]" office:value-type="float" office:value="1.07979879809783" calcext:value-type="float">
            <text:p>1.08</text:p>
          </table:table-cell>
          <table:table-cell table:formula="of:=[.V55]/[.R55]" office:value-type="float" office:value="1.20450716306046" calcext:value-type="float">
            <text:p>1.2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9502.7" calcext:value-type="float">
            <text:p>19502.7</text:p>
          </table:table-cell>
          <table:table-cell table:number-columns-repeated="4"/>
          <table:table-cell office:value-type="float" office:value="29159.2" calcext:value-type="float">
            <text:p>29159.2</text:p>
          </table:table-cell>
          <table:table-cell table:formula="of:=[.J56]/[.E56]" office:value-type="float" office:value="1.49513657083378" calcext:value-type="float">
            <text:p>1.50</text:p>
          </table:table-cell>
          <table:table-cell table:number-columns-repeated="2"/>
          <table:table-cell office:value-type="float" office:value="28724.7" calcext:value-type="float">
            <text:p>28724.7</text:p>
          </table:table-cell>
          <table:table-cell table:formula="of:=[.N56]/[.E56]" office:value-type="float" office:value="1.47285760433171" calcext:value-type="float">
            <text:p>1.47</text:p>
          </table:table-cell>
          <table:table-cell table:formula="of:=[.N56]/[.J56]" office:value-type="float" office:value="0.985099042497737" calcext:value-type="float">
            <text:p>0.99</text:p>
          </table:table-cell>
          <table:table-cell/>
          <table:table-cell office:value-type="float" office:value="17874.7" calcext:value-type="float">
            <text:p>17874.7</text:p>
          </table:table-cell>
          <table:table-cell table:formula="of:=[.R56]/[.E56]" office:value-type="float" office:value="0.916524378675773" calcext:value-type="float">
            <text:p>0.92</text:p>
          </table:table-cell>
          <table:table-cell table:formula="of:=[.R56]/[.N56]" office:value-type="float" office:value="0.622276298795114" calcext:value-type="float">
            <text:p>0.62</text:p>
          </table:table-cell>
          <table:table-cell/>
          <table:table-cell office:value-type="float" office:value="21269.6" calcext:value-type="float">
            <text:p>21269.6</text:p>
          </table:table-cell>
          <table:table-cell table:formula="of:=[.V56]/[.E56]" office:value-type="float" office:value="1.09059771211166" calcext:value-type="float">
            <text:p>1.09</text:p>
          </table:table-cell>
          <table:table-cell table:formula="of:=[.V56]/[.R56]" office:value-type="float" office:value="1.18992766312162" calcext:value-type="float">
            <text:p>1.19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54.5" calcext:value-type="float">
            <text:p>254.5</text:p>
          </table:table-cell>
          <table:table-cell/>
          <table:table-cell office:value-type="float" office:value="222.9" calcext:value-type="float">
            <text:p>222.9</text:p>
          </table:table-cell>
          <table:table-cell table:style-name="ce6" table:formula="of:=[.G57]/[.E57]" office:value-type="float" office:value="0.875834970530452" calcext:value-type="float">
            <text:p>0.88</text:p>
          </table:table-cell>
          <table:table-cell/>
          <table:table-cell office:value-type="float" office:value="235.9" calcext:value-type="float">
            <text:p>235.9</text:p>
          </table:table-cell>
          <table:table-cell table:style-name="ce6" table:formula="of:=[.J57]/[.E57]" office:value-type="float" office:value="0.926915520628684" calcext:value-type="float">
            <text:p>0.93</text:p>
          </table:table-cell>
          <table:table-cell table:style-name="ce13" table:formula="of:=[.J57]/[.G57]" office:value-type="float" office:value="1.0583221175415" calcext:value-type="float">
            <text:p>1.06</text:p>
          </table:table-cell>
          <table:table-cell/>
          <table:table-cell office:value-type="float" office:value="212.9" calcext:value-type="float">
            <text:p>212.9</text:p>
          </table:table-cell>
          <table:table-cell table:style-name="ce6" table:formula="of:=[.N57]/[.E57]" office:value-type="float" office:value="0.836542239685658" calcext:value-type="float">
            <text:p>0.84</text:p>
          </table:table-cell>
          <table:table-cell table:style-name="ce6" table:formula="of:=[.N57]/[.J57]" office:value-type="float" office:value="0.902501059771089" calcext:value-type="float">
            <text:p>0.90</text:p>
          </table:table-cell>
          <table:table-cell/>
          <table:table-cell office:value-type="float" office:value="239.3" calcext:value-type="float">
            <text:p>239.3</text:p>
          </table:table-cell>
          <table:table-cell table:style-name="ce6" table:formula="of:=[.R57]/[.E57]" office:value-type="float" office:value="0.940275049115914" calcext:value-type="float">
            <text:p>0.94</text:p>
          </table:table-cell>
          <table:table-cell table:formula="of:=[.R57]/[.N57]" office:value-type="float" office:value="1.12400187881635" calcext:value-type="float">
            <text:p>1.12</text:p>
          </table:table-cell>
          <table:table-cell/>
          <table:table-cell office:value-type="float" office:value="236.2" calcext:value-type="float">
            <text:p>236.2</text:p>
          </table:table-cell>
          <table:table-cell table:formula="of:=[.V57]/[.E57]" office:value-type="float" office:value="0.928094302554028" calcext:value-type="float">
            <text:p>0.93</text:p>
          </table:table-cell>
          <table:table-cell table:formula="of:=[.V57]/[.R57]" office:value-type="float" office:value="0.987045549519432" calcext:value-type="float">
            <text:p>0.99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70.8" calcext:value-type="float">
            <text:p>370.8</text:p>
          </table:table-cell>
          <table:table-cell/>
          <table:table-cell office:value-type="float" office:value="376.1" calcext:value-type="float">
            <text:p>376.1</text:p>
          </table:table-cell>
          <table:table-cell table:style-name="ce7" table:formula="of:=[.G58]/[.E58]" office:value-type="float" office:value="1.01429341963323" calcext:value-type="float">
            <text:p>1.01</text:p>
          </table:table-cell>
          <table:table-cell/>
          <table:table-cell office:value-type="float" office:value="368.6" calcext:value-type="float">
            <text:p>368.6</text:p>
          </table:table-cell>
          <table:table-cell table:style-name="ce6" table:formula="of:=[.J58]/[.E58]" office:value-type="float" office:value="0.994066882416397" calcext:value-type="float">
            <text:p>0.99</text:p>
          </table:table-cell>
          <table:table-cell table:style-name="ce14" table:formula="of:=[.J58]/[.G58]" office:value-type="float" office:value="0.980058495081095" calcext:value-type="float">
            <text:p>0.98</text:p>
          </table:table-cell>
          <table:table-cell/>
          <table:table-cell office:value-type="float" office:value="364.1" calcext:value-type="float">
            <text:p>364.1</text:p>
          </table:table-cell>
          <table:table-cell table:style-name="ce6" table:formula="of:=[.N58]/[.E58]" office:value-type="float" office:value="0.9819309600863" calcext:value-type="float">
            <text:p>0.98</text:p>
          </table:table-cell>
          <table:table-cell table:formula="of:=[.N58]/[.J58]" office:value-type="float" office:value="0.9877916440586" calcext:value-type="float">
            <text:p>0.99</text:p>
          </table:table-cell>
          <table:table-cell/>
          <table:table-cell office:value-type="float" office:value="365.9" calcext:value-type="float">
            <text:p>365.9</text:p>
          </table:table-cell>
          <table:table-cell table:formula="of:=[.R58]/[.E58]" office:value-type="float" office:value="0.986785329018339" calcext:value-type="float">
            <text:p>0.99</text:p>
          </table:table-cell>
          <table:table-cell table:formula="of:=[.R58]/[.N58]" office:value-type="float" office:value="1.0049436967866" calcext:value-type="float">
            <text:p>1.00</text:p>
          </table:table-cell>
          <table:table-cell/>
          <table:table-cell office:value-type="float" office:value="365.4" calcext:value-type="float">
            <text:p>365.4</text:p>
          </table:table-cell>
          <table:table-cell table:formula="of:=[.V58]/[.E58]" office:value-type="float" office:value="0.985436893203883" calcext:value-type="float">
            <text:p>0.99</text:p>
          </table:table-cell>
          <table:table-cell table:formula="of:=[.V58]/[.R58]" office:value-type="float" office:value="0.99863350642252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067.4" calcext:value-type="float">
            <text:p>2067.4</text:p>
          </table:table-cell>
          <table:table-cell/>
          <table:table-cell office:value-type="float" office:value="1703.7" calcext:value-type="float">
            <text:p>1703.7</text:p>
          </table:table-cell>
          <table:table-cell table:style-name="ce6" table:formula="of:=[.G59]/[.E59]" office:value-type="float" office:value="0.824078552771597" calcext:value-type="float">
            <text:p>0.82</text:p>
          </table:table-cell>
          <table:table-cell/>
          <table:table-cell office:value-type="float" office:value="1941.1" calcext:value-type="float">
            <text:p>1941.1</text:p>
          </table:table-cell>
          <table:table-cell table:style-name="ce6" table:formula="of:=[.J59]/[.E59]" office:value-type="float" office:value="0.938908774305891" calcext:value-type="float">
            <text:p>0.94</text:p>
          </table:table-cell>
          <table:table-cell table:style-name="ce13" table:formula="of:=[.J59]/[.G59]" office:value-type="float" office:value="1.13934378118213" calcext:value-type="float">
            <text:p>1.14</text:p>
          </table:table-cell>
          <table:table-cell/>
          <table:table-cell office:value-type="float" office:value="1681.3" calcext:value-type="float">
            <text:p>1681.3</text:p>
          </table:table-cell>
          <table:table-cell table:style-name="ce6" table:formula="of:=[.N59]/[.E59]" office:value-type="float" office:value="0.813243687723711" calcext:value-type="float">
            <text:p>0.81</text:p>
          </table:table-cell>
          <table:table-cell table:style-name="ce6" table:formula="of:=[.N59]/[.J59]" office:value-type="float" office:value="0.866158363814332" calcext:value-type="float">
            <text:p>0.87</text:p>
          </table:table-cell>
          <table:table-cell/>
          <table:table-cell office:value-type="float" office:value="1933.2" calcext:value-type="float">
            <text:p>1933.2</text:p>
          </table:table-cell>
          <table:table-cell table:style-name="ce6" table:formula="of:=[.R59]/[.E59]" office:value-type="float" office:value="0.935087549579182" calcext:value-type="float">
            <text:p>0.94</text:p>
          </table:table-cell>
          <table:table-cell table:formula="of:=[.R59]/[.N59]" office:value-type="float" office:value="1.14982454053411" calcext:value-type="float">
            <text:p>1.15</text:p>
          </table:table-cell>
          <table:table-cell/>
          <table:table-cell office:value-type="float" office:value="1934.6" calcext:value-type="float">
            <text:p>1934.6</text:p>
          </table:table-cell>
          <table:table-cell table:formula="of:=[.V59]/[.E59]" office:value-type="float" office:value="0.935764728644674" calcext:value-type="float">
            <text:p>0.94</text:p>
          </table:table-cell>
          <table:table-cell table:formula="of:=[.V59]/[.R59]" office:value-type="float" office:value="1.00072418787503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891.2" calcext:value-type="float">
            <text:p>2891.2</text:p>
          </table:table-cell>
          <table:table-cell/>
          <table:table-cell office:value-type="float" office:value="2982.3" calcext:value-type="float">
            <text:p>2982.3</text:p>
          </table:table-cell>
          <table:table-cell table:style-name="ce7" table:formula="of:=[.G60]/[.E60]" office:value-type="float" office:value="1.03150940785833" calcext:value-type="float">
            <text:p>1.03</text:p>
          </table:table-cell>
          <table:table-cell/>
          <table:table-cell office:value-type="float" office:value="2951.8" calcext:value-type="float">
            <text:p>2951.8</text:p>
          </table:table-cell>
          <table:table-cell table:style-name="ce7" table:formula="of:=[.J60]/[.E60]" office:value-type="float" office:value="1.02096015495296" calcext:value-type="float">
            <text:p>1.02</text:p>
          </table:table-cell>
          <table:table-cell table:style-name="ce15" table:formula="of:=[.J60]/[.G60]" office:value-type="float" office:value="0.989772993997921" calcext:value-type="float">
            <text:p>0.99</text:p>
          </table:table-cell>
          <table:table-cell/>
          <table:table-cell office:value-type="float" office:value="2949.1" calcext:value-type="float">
            <text:p>2949.1</text:p>
          </table:table-cell>
          <table:table-cell table:style-name="ce7" table:formula="of:=[.N60]/[.E60]" office:value-type="float" office:value="1.02002628666298" calcext:value-type="float">
            <text:p>1.02</text:p>
          </table:table-cell>
          <table:table-cell table:formula="of:=[.N60]/[.J60]" office:value-type="float" office:value="0.999085303882377" calcext:value-type="float">
            <text:p>1.00</text:p>
          </table:table-cell>
          <table:table-cell/>
          <table:table-cell office:value-type="float" office:value="2927.1" calcext:value-type="float">
            <text:p>2927.1</text:p>
          </table:table-cell>
          <table:table-cell table:formula="of:=[.R60]/[.E60]" office:value-type="float" office:value="1.01241698948533" calcext:value-type="float">
            <text:p>1.01</text:p>
          </table:table-cell>
          <table:table-cell table:formula="of:=[.R60]/[.N60]" office:value-type="float" office:value="0.992540096978739" calcext:value-type="float">
            <text:p>0.99</text:p>
          </table:table-cell>
          <table:table-cell/>
          <table:table-cell office:value-type="float" office:value="2923.2" calcext:value-type="float">
            <text:p>2923.2</text:p>
          </table:table-cell>
          <table:table-cell table:formula="of:=[.V60]/[.E60]" office:value-type="float" office:value="1.01106806862203" calcext:value-type="float">
            <text:p>1.01</text:p>
          </table:table-cell>
          <table:table-cell table:formula="of:=[.V60]/[.R60]" office:value-type="float" office:value="0.99866762324485" calcext:value-type="float">
            <text:p>1.00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10.5" calcext:value-type="float">
            <text:p>210.5</text:p>
          </table:table-cell>
          <table:table-cell/>
          <table:table-cell office:value-type="float" office:value="202.6" calcext:value-type="float">
            <text:p>202.6</text:p>
          </table:table-cell>
          <table:table-cell table:style-name="ce6" table:formula="of:=[.G61]/[.E61]" office:value-type="float" office:value="0.962470308788599" calcext:value-type="float">
            <text:p>0.96</text:p>
          </table:table-cell>
          <table:table-cell/>
          <table:table-cell office:value-type="float" office:value="231.3" calcext:value-type="float">
            <text:p>231.3</text:p>
          </table:table-cell>
          <table:table-cell table:formula="of:=[.J61]/[.E61]" office:value-type="float" office:value="1.09881235154394" calcext:value-type="float">
            <text:p>1.10</text:p>
          </table:table-cell>
          <table:table-cell table:style-name="ce11" table:formula="of:=[.J61]/[.G61]" office:value-type="float" office:value="1.14165844027641" calcext:value-type="float">
            <text:p>1.14</text:p>
          </table:table-cell>
          <table:table-cell/>
          <table:table-cell office:value-type="float" office:value="221.8" calcext:value-type="float">
            <text:p>221.8</text:p>
          </table:table-cell>
          <table:table-cell table:style-name="ce7" table:formula="of:=[.N61]/[.E61]" office:value-type="float" office:value="1.05368171021378" calcext:value-type="float">
            <text:p>1.05</text:p>
          </table:table-cell>
          <table:table-cell table:formula="of:=[.N61]/[.J61]" office:value-type="float" office:value="0.958927799394726" calcext:value-type="float">
            <text:p>0.96</text:p>
          </table:table-cell>
          <table:table-cell/>
          <table:table-cell office:value-type="float" office:value="221.8" calcext:value-type="float">
            <text:p>221.8</text:p>
          </table:table-cell>
          <table:table-cell table:formula="of:=[.R61]/[.E61]" office:value-type="float" office:value="1.05368171021378" calcext:value-type="float">
            <text:p>1.05</text:p>
          </table:table-cell>
          <table:table-cell table:formula="of:=[.R61]/[.N61]" office:value-type="float" office:value="1" calcext:value-type="float">
            <text:p>1.00</text:p>
          </table:table-cell>
          <table:table-cell/>
          <table:table-cell office:value-type="float" office:value="213.5" calcext:value-type="float">
            <text:p>213.5</text:p>
          </table:table-cell>
          <table:table-cell table:formula="of:=[.V61]/[.E61]" office:value-type="float" office:value="1.01425178147268" calcext:value-type="float">
            <text:p>1.01</text:p>
          </table:table-cell>
          <table:table-cell table:formula="of:=[.V61]/[.R61]" office:value-type="float" office:value="0.962578899909829" calcext:value-type="float">
            <text:p>0.96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90.5" calcext:value-type="float">
            <text:p>290.5</text:p>
          </table:table-cell>
          <table:table-cell/>
          <table:table-cell office:value-type="float" office:value="294.1" calcext:value-type="float">
            <text:p>294.1</text:p>
          </table:table-cell>
          <table:table-cell table:style-name="ce7" table:formula="of:=[.G62]/[.E62]" office:value-type="float" office:value="1.01239242685026" calcext:value-type="float">
            <text:p>1.01</text:p>
          </table:table-cell>
          <table:table-cell/>
          <table:table-cell office:value-type="float" office:value="260.2" calcext:value-type="float">
            <text:p>260.2</text:p>
          </table:table-cell>
          <table:table-cell table:style-name="ce6" table:formula="of:=[.J62]/[.E62]" office:value-type="float" office:value="0.895697074010327" calcext:value-type="float">
            <text:p>0.90</text:p>
          </table:table-cell>
          <table:table-cell table:style-name="ce6" table:formula="of:=[.J62]/[.G62]" office:value-type="float" office:value="0.884733083985039" calcext:value-type="float">
            <text:p>0.88</text:p>
          </table:table-cell>
          <table:table-cell/>
          <table:table-cell office:value-type="float" office:value="225.8" calcext:value-type="float">
            <text:p>225.8</text:p>
          </table:table-cell>
          <table:table-cell table:style-name="ce6" table:formula="of:=[.N62]/[.E62]" office:value-type="float" office:value="0.777280550774527" calcext:value-type="float">
            <text:p>0.78</text:p>
          </table:table-cell>
          <table:table-cell table:style-name="ce6" table:formula="of:=[.N62]/[.J62]" office:value-type="float" office:value="0.867794004611837" calcext:value-type="float">
            <text:p>0.87</text:p>
          </table:table-cell>
          <table:table-cell/>
          <table:table-cell office:value-type="float" office:value="221.6" calcext:value-type="float">
            <text:p>221.6</text:p>
          </table:table-cell>
          <table:table-cell table:style-name="ce6" table:formula="of:=[.R62]/[.E62]" office:value-type="float" office:value="0.762822719449225" calcext:value-type="float">
            <text:p>0.76</text:p>
          </table:table-cell>
          <table:table-cell table:formula="of:=[.R62]/[.N62]" office:value-type="float" office:value="0.981399468556244" calcext:value-type="float">
            <text:p>0.98</text:p>
          </table:table-cell>
          <table:table-cell/>
          <table:table-cell office:value-type="float" office:value="209.4" calcext:value-type="float">
            <text:p>209.4</text:p>
          </table:table-cell>
          <table:table-cell table:formula="of:=[.V62]/[.E62]" office:value-type="float" office:value="0.720826161790017" calcext:value-type="float">
            <text:p>0.72</text:p>
          </table:table-cell>
          <table:table-cell table:formula="of:=[.V62]/[.R62]" office:value-type="float" office:value="0.944945848375451" calcext:value-type="float">
            <text:p>0.94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002.7" calcext:value-type="float">
            <text:p>2002.7</text:p>
          </table:table-cell>
          <table:table-cell/>
          <table:table-cell office:value-type="float" office:value="1841.4" calcext:value-type="float">
            <text:p>1841.4</text:p>
          </table:table-cell>
          <table:table-cell table:style-name="ce6" table:formula="of:=[.G63]/[.E63]" office:value-type="float" office:value="0.919458730713537" calcext:value-type="float">
            <text:p>0.92</text:p>
          </table:table-cell>
          <table:table-cell/>
          <table:table-cell office:value-type="float" office:value="2363.7" calcext:value-type="float">
            <text:p>2363.7</text:p>
          </table:table-cell>
          <table:table-cell table:formula="of:=[.J63]/[.E63]" office:value-type="float" office:value="1.18025665351775" calcext:value-type="float">
            <text:p>1.18</text:p>
          </table:table-cell>
          <table:table-cell table:style-name="ce11" table:formula="of:=[.J63]/[.G63]" office:value-type="float" office:value="1.28364288041707" calcext:value-type="float">
            <text:p>1.28</text:p>
          </table:table-cell>
          <table:table-cell/>
          <table:table-cell office:value-type="float" office:value="2250.1" calcext:value-type="float">
            <text:p>2250.1</text:p>
          </table:table-cell>
          <table:table-cell table:formula="of:=[.N63]/[.E63]" office:value-type="float" office:value="1.12353323013931" calcext:value-type="float">
            <text:p>1.12</text:p>
          </table:table-cell>
          <table:table-cell table:style-name="ce6" table:formula="of:=[.N63]/[.J63]" office:value-type="float" office:value="0.951939755468122" calcext:value-type="float">
            <text:p>0.95</text:p>
          </table:table-cell>
          <table:table-cell/>
          <table:table-cell office:value-type="float" office:value="2266.9" calcext:value-type="float">
            <text:p>2266.9</text:p>
          </table:table-cell>
          <table:table-cell table:style-name="ce11" table:formula="of:=[.R63]/[.E63]" office:value-type="float" office:value="1.13192190542767" calcext:value-type="float">
            <text:p>1.13</text:p>
          </table:table-cell>
          <table:table-cell table:formula="of:=[.R63]/[.N63]" office:value-type="float" office:value="1.00746633482956" calcext:value-type="float">
            <text:p>1.01</text:p>
          </table:table-cell>
          <table:table-cell/>
          <table:table-cell office:value-type="float" office:value="1898.8" calcext:value-type="float">
            <text:p>1898.8</text:p>
          </table:table-cell>
          <table:table-cell table:formula="of:=[.V63]/[.E63]" office:value-type="float" office:value="0.948120037948769" calcext:value-type="float">
            <text:p>0.95</text:p>
          </table:table-cell>
          <table:table-cell table:formula="of:=[.V63]/[.R63]" office:value-type="float" office:value="0.837619656800035" calcext:value-type="float">
            <text:p>0.84</text:p>
          </table:table-cell>
          <table:table-cell table:number-columns-repeated="16360"/>
        </table:table-row>
        <table:table-row table:style-name="ro1">
          <table:table-cell table:style-name="ce17"/>
          <table:table-cell table:style-name="ce17" office:value-type="string" calcext:value-type="string">
            <text:p>tpch_q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vectorised</text:p>
          </table:table-cell>
          <table:table-cell table:style-name="ce17" office:value-type="float" office:value="2018.5" calcext:value-type="float">
            <text:p>2018.5</text:p>
          </table:table-cell>
          <table:table-cell table:style-name="ce17"/>
          <table:table-cell table:style-name="ce17" office:value-type="float" office:value="1945.4" calcext:value-type="float">
            <text:p>1945.4</text:p>
          </table:table-cell>
          <table:table-cell table:style-name="ce25" table:formula="of:=[.G64]/[.E64]" office:value-type="float" office:value="0.963784988853109" calcext:value-type="float">
            <text:p>0.96</text:p>
          </table:table-cell>
          <table:table-cell table:style-name="ce17"/>
          <table:table-cell table:style-name="ce17" office:value-type="float" office:value="2339.7" calcext:value-type="float">
            <text:p>2339.7</text:p>
          </table:table-cell>
          <table:table-cell table:style-name="ce29" table:formula="of:=[.J64]/[.E64]" office:value-type="float" office:value="1.1591280653951" calcext:value-type="float">
            <text:p>1.16</text:p>
          </table:table-cell>
          <table:table-cell table:style-name="ce29" table:formula="of:=[.J64]/[.G64]" office:value-type="float" office:value="1.20268325280148" calcext:value-type="float">
            <text:p>1.20</text:p>
          </table:table-cell>
          <table:table-cell table:style-name="ce17"/>
          <table:table-cell table:style-name="ce17" office:value-type="float" office:value="2239.2" calcext:value-type="float">
            <text:p>2239.2</text:p>
          </table:table-cell>
          <table:table-cell table:style-name="ce29" table:formula="of:=[.N64]/[.E64]" office:value-type="float" office:value="1.10933861778548" calcext:value-type="float">
            <text:p>1.11</text:p>
          </table:table-cell>
          <table:table-cell table:style-name="ce25" table:formula="of:=[.N64]/[.J64]" office:value-type="float" office:value="0.957045775099372" calcext:value-type="float">
            <text:p>0.96</text:p>
          </table:table-cell>
          <table:table-cell table:style-name="ce17"/>
          <table:table-cell table:style-name="ce17" office:value-type="float" office:value="2176.4" calcext:value-type="float">
            <text:p>2176.4</text:p>
          </table:table-cell>
          <table:table-cell table:style-name="ce11" table:formula="of:=[.R64]/[.E64]" office:value-type="float" office:value="1.07822640574684" calcext:value-type="float">
            <text:p>1.08</text:p>
          </table:table-cell>
          <table:table-cell table:formula="of:=[.R64]/[.N64]" office:value-type="float" office:value="0.971954269381922" calcext:value-type="float">
            <text:p>0.97</text:p>
          </table:table-cell>
          <table:table-cell table:style-name="ce17"/>
          <table:table-cell table:style-name="ce17" office:value-type="float" office:value="1854.7" calcext:value-type="float">
            <text:p>1854.7</text:p>
          </table:table-cell>
          <table:table-cell table:formula="of:=[.V64]/[.E64]" office:value-type="float" office:value="0.918850631657171" calcext:value-type="float">
            <text:p>0.92</text:p>
          </table:table-cell>
          <table:table-cell table:formula="of:=[.V64]/[.R64]" office:value-type="float" office:value="0.852187097959934" calcext:value-type="float">
            <text:p>0.85</text:p>
          </table:table-cell>
          <table:table-cell table:style-name="ce17" table:number-columns-repeated="16360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vectorised</text:p>
          </table:table-cell>
          <table:table-cell table:style-name="ce5" office:value-type="float" office:value="75.7" calcext:value-type="float">
            <text:p>75.7</text:p>
          </table:table-cell>
          <table:table-cell table:style-name="ce5"/>
          <table:table-cell table:style-name="ce5" office:value-type="float" office:value="81.7" calcext:value-type="float">
            <text:p>81.7</text:p>
          </table:table-cell>
          <table:table-cell table:style-name="ce9" table:formula="of:=[.G65]/[.E65]" office:value-type="float" office:value="1.07926023778071" calcext:value-type="float">
            <text:p>1.08</text:p>
          </table:table-cell>
          <table:table-cell table:style-name="ce5"/>
          <table:table-cell table:style-name="ce5" office:value-type="float" office:value="81.7" calcext:value-type="float">
            <text:p>81.7</text:p>
          </table:table-cell>
          <table:table-cell table:style-name="ce9" table:formula="of:=[.J65]/[.E65]" office:value-type="float" office:value="1.07926023778071" calcext:value-type="float">
            <text:p>1.08</text:p>
          </table:table-cell>
          <table:table-cell table:style-name="ce9" table:formula="of:=[.J65]/[.G65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82.5" calcext:value-type="float">
            <text:p>82.5</text:p>
          </table:table-cell>
          <table:table-cell table:style-name="ce9" table:formula="of:=[.N65]/[.E65]" office:value-type="float" office:value="1.08982826948481" calcext:value-type="float">
            <text:p>1.09</text:p>
          </table:table-cell>
          <table:table-cell table:style-name="ce9" table:formula="of:=[.N65]/[.J65]" office:value-type="float" office:value="1.00979192166463" calcext:value-type="float">
            <text:p>1.01</text:p>
          </table:table-cell>
          <table:table-cell table:style-name="ce3"/>
          <table:table-cell table:style-name="ce9" office:value-type="float" office:value="82.1" calcext:value-type="float">
            <text:p>82.10</text:p>
          </table:table-cell>
          <table:table-cell table:style-name="ce9" table:formula="of:=[.R65]/[.E65]" office:value-type="float" office:value="1.08454425363276" calcext:value-type="float">
            <text:p>1.08</text:p>
          </table:table-cell>
          <table:table-cell table:style-name="ce9" table:formula="of:=[.R65]/[.N65]" office:value-type="float" office:value="0.995151515151515" calcext:value-type="float">
            <text:p>1.00</text:p>
          </table:table-cell>
          <table:table-cell table:style-name="ce3"/>
          <table:table-cell table:style-name="ce9" office:value-type="float" office:value="82.5" calcext:value-type="float">
            <text:p>82.50</text:p>
          </table:table-cell>
          <table:table-cell table:style-name="ce9" table:formula="of:=[.V65]/[.E65]" office:value-type="float" office:value="1.08982826948481" calcext:value-type="float">
            <text:p>1.09</text:p>
          </table:table-cell>
          <table:table-cell table:style-name="ce9" table:formula="of:=[.V65]/[.R65]" office:value-type="float" office:value="1.00487210718636" calcext:value-type="float">
            <text:p>1.00</text:p>
          </table:table-cell>
          <table:table-cell table:style-name="ce3" table:number-columns-repeated="16360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ectorised</text:p>
          </table:table-cell>
          <table:table-cell table:style-name="ce5" office:value-type="float" office:value="84.1" calcext:value-type="float">
            <text:p>84.1</text:p>
          </table:table-cell>
          <table:table-cell table:style-name="ce5"/>
          <table:table-cell table:style-name="ce5" office:value-type="float" office:value="82.6" calcext:value-type="float">
            <text:p>82.6</text:p>
          </table:table-cell>
          <table:table-cell table:style-name="ce9" table:formula="of:=[.G66]/[.E66]" office:value-type="float" office:value="0.982164090368609" calcext:value-type="float">
            <text:p>0.98</text:p>
          </table:table-cell>
          <table:table-cell table:style-name="ce5"/>
          <table:table-cell table:style-name="ce5" office:value-type="float" office:value="82.6" calcext:value-type="float">
            <text:p>82.6</text:p>
          </table:table-cell>
          <table:table-cell table:style-name="ce9" table:formula="of:=[.J66]/[.E66]" office:value-type="float" office:value="0.982164090368609" calcext:value-type="float">
            <text:p>0.98</text:p>
          </table:table-cell>
          <table:table-cell table:style-name="ce9" table:formula="of:=[.J66]/[.G66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82.3" calcext:value-type="float">
            <text:p>82.3</text:p>
          </table:table-cell>
          <table:table-cell table:style-name="ce9" table:formula="of:=[.N66]/[.E66]" office:value-type="float" office:value="0.978596908442331" calcext:value-type="float">
            <text:p>0.98</text:p>
          </table:table-cell>
          <table:table-cell table:style-name="ce9" table:formula="of:=[.N66]/[.J66]" office:value-type="float" office:value="0.99636803874092" calcext:value-type="float">
            <text:p>1.00</text:p>
          </table:table-cell>
          <table:table-cell table:style-name="ce3"/>
          <table:table-cell table:style-name="ce9" office:value-type="float" office:value="84.4" calcext:value-type="float">
            <text:p>84.40</text:p>
          </table:table-cell>
          <table:table-cell table:style-name="ce9" table:formula="of:=[.R66]/[.E66]" office:value-type="float" office:value="1.00356718192628" calcext:value-type="float">
            <text:p>1.00</text:p>
          </table:table-cell>
          <table:table-cell table:style-name="ce9" table:formula="of:=[.R66]/[.N66]" office:value-type="float" office:value="1.02551640340219" calcext:value-type="float">
            <text:p>1.03</text:p>
          </table:table-cell>
          <table:table-cell table:style-name="ce3"/>
          <table:table-cell table:style-name="ce9" office:value-type="float" office:value="82.6" calcext:value-type="float">
            <text:p>82.60</text:p>
          </table:table-cell>
          <table:table-cell table:style-name="ce9" table:formula="of:=[.V66]/[.E66]" office:value-type="float" office:value="0.982164090368609" calcext:value-type="float">
            <text:p>0.98</text:p>
          </table:table-cell>
          <table:table-cell table:style-name="ce9" table:formula="of:=[.V66]/[.R66]" office:value-type="float" office:value="0.97867298578199" calcext:value-type="float">
            <text:p>0.98</text:p>
          </table:table-cell>
          <table:table-cell table:style-name="ce3" table:number-columns-repeated="16360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on-vectorised</text:p>
          </table:table-cell>
          <table:table-cell table:style-name="ce5" office:value-type="float" office:value="361.3" calcext:value-type="float">
            <text:p>361.3</text:p>
          </table:table-cell>
          <table:table-cell table:style-name="ce5"/>
          <table:table-cell table:style-name="ce5" office:value-type="float" office:value="366" calcext:value-type="float">
            <text:p>366</text:p>
          </table:table-cell>
          <table:table-cell table:style-name="ce9" table:formula="of:=[.G67]/[.E67]" office:value-type="float" office:value="1.01300858012732" calcext:value-type="float">
            <text:p>1.01</text:p>
          </table:table-cell>
          <table:table-cell table:style-name="ce5"/>
          <table:table-cell table:style-name="ce5" office:value-type="float" office:value="372.5" calcext:value-type="float">
            <text:p>372.5</text:p>
          </table:table-cell>
          <table:table-cell table:style-name="ce9" table:formula="of:=[.J67]/[.E67]" office:value-type="float" office:value="1.0309991696651" calcext:value-type="float">
            <text:p>1.03</text:p>
          </table:table-cell>
          <table:table-cell table:style-name="ce9" table:formula="of:=[.J67]/[.G67]" office:value-type="float" office:value="1.01775956284153" calcext:value-type="float">
            <text:p>1.02</text:p>
          </table:table-cell>
          <table:table-cell table:style-name="ce5"/>
          <table:table-cell table:style-name="ce5" office:value-type="float" office:value="373.6" calcext:value-type="float">
            <text:p>373.6</text:p>
          </table:table-cell>
          <table:table-cell table:style-name="ce9" table:formula="of:=[.N67]/[.E67]" office:value-type="float" office:value="1.03404373097149" calcext:value-type="float">
            <text:p>1.03</text:p>
          </table:table-cell>
          <table:table-cell table:style-name="ce9" table:formula="of:=[.N67]/[.J67]" office:value-type="float" office:value="1.00295302013423" calcext:value-type="float">
            <text:p>1.00</text:p>
          </table:table-cell>
          <table:table-cell table:style-name="ce3"/>
          <table:table-cell table:style-name="ce9" office:value-type="float" office:value="362.6" calcext:value-type="float">
            <text:p>362.60</text:p>
          </table:table-cell>
          <table:table-cell table:style-name="ce9" table:formula="of:=[.R67]/[.E67]" office:value-type="float" office:value="1.00359811790756" calcext:value-type="float">
            <text:p>1.00</text:p>
          </table:table-cell>
          <table:table-cell table:style-name="ce9" table:formula="of:=[.R67]/[.N67]" office:value-type="float" office:value="0.970556745182013" calcext:value-type="float">
            <text:p>0.97</text:p>
          </table:table-cell>
          <table:table-cell table:style-name="ce3"/>
          <table:table-cell table:style-name="ce9" office:value-type="float" office:value="371.4" calcext:value-type="float">
            <text:p>371.40</text:p>
          </table:table-cell>
          <table:table-cell table:style-name="ce9" table:formula="of:=[.V67]/[.E67]" office:value-type="float" office:value="1.0279546083587" calcext:value-type="float">
            <text:p>1.03</text:p>
          </table:table-cell>
          <table:table-cell table:style-name="ce9" table:formula="of:=[.V67]/[.R67]" office:value-type="float" office:value="1.02426916712631" calcext:value-type="float">
            <text:p>1.02</text:p>
          </table:table-cell>
          <table:table-cell table:style-name="ce3" table:number-columns-repeated="16360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ectorised</text:p>
          </table:table-cell>
          <table:table-cell table:style-name="ce5" office:value-type="float" office:value="358.9" calcext:value-type="float">
            <text:p>358.9</text:p>
          </table:table-cell>
          <table:table-cell table:style-name="ce5"/>
          <table:table-cell table:style-name="ce5" office:value-type="float" office:value="366.3" calcext:value-type="float">
            <text:p>366.3</text:p>
          </table:table-cell>
          <table:table-cell table:style-name="ce9" table:formula="of:=[.G68]/[.E68]" office:value-type="float" office:value="1.02061855670103" calcext:value-type="float">
            <text:p>1.02</text:p>
          </table:table-cell>
          <table:table-cell table:style-name="ce5"/>
          <table:table-cell table:style-name="ce5" office:value-type="float" office:value="357.4" calcext:value-type="float">
            <text:p>357.4</text:p>
          </table:table-cell>
          <table:table-cell table:style-name="ce9" table:formula="of:=[.J68]/[.E68]" office:value-type="float" office:value="0.995820562830872" calcext:value-type="float">
            <text:p>1.00</text:p>
          </table:table-cell>
          <table:table-cell table:style-name="ce9" table:formula="of:=[.J68]/[.G68]" office:value-type="float" office:value="0.975702975702976" calcext:value-type="float">
            <text:p>0.98</text:p>
          </table:table-cell>
          <table:table-cell table:style-name="ce5"/>
          <table:table-cell table:style-name="ce5" office:value-type="float" office:value="367.1" calcext:value-type="float">
            <text:p>367.1</text:p>
          </table:table-cell>
          <table:table-cell table:style-name="ce9" table:formula="of:=[.N68]/[.E68]" office:value-type="float" office:value="1.0228475898579" calcext:value-type="float">
            <text:p>1.02</text:p>
          </table:table-cell>
          <table:table-cell table:style-name="ce9" table:formula="of:=[.N68]/[.J68]" office:value-type="float" office:value="1.02714045886961" calcext:value-type="float">
            <text:p>1.03</text:p>
          </table:table-cell>
          <table:table-cell table:style-name="ce3"/>
          <table:table-cell table:style-name="ce9" office:value-type="float" office:value="365" calcext:value-type="float">
            <text:p>365.00</text:p>
          </table:table-cell>
          <table:table-cell table:style-name="ce9" table:formula="of:=[.R68]/[.E68]" office:value-type="float" office:value="1.01699637782112" calcext:value-type="float">
            <text:p>1.02</text:p>
          </table:table-cell>
          <table:table-cell table:style-name="ce9" table:formula="of:=[.R68]/[.N68]" office:value-type="float" office:value="0.994279487877962" calcext:value-type="float">
            <text:p>0.99</text:p>
          </table:table-cell>
          <table:table-cell table:style-name="ce3"/>
          <table:table-cell table:style-name="ce9" office:value-type="float" office:value="366.8" calcext:value-type="float">
            <text:p>366.80</text:p>
          </table:table-cell>
          <table:table-cell table:style-name="ce9" table:formula="of:=[.V68]/[.E68]" office:value-type="float" office:value="1.02201170242407" calcext:value-type="float">
            <text:p>1.02</text:p>
          </table:table-cell>
          <table:table-cell table:style-name="ce9" table:formula="of:=[.V68]/[.R68]" office:value-type="float" office:value="1.00493150684932" calcext:value-type="float">
            <text:p>1.00</text:p>
          </table:table-cell>
          <table:table-cell table:style-name="ce3" table:number-columns-repeated="16360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39.3" calcext:value-type="float">
            <text:p>539.3</text:p>
          </table:table-cell>
          <table:table-cell/>
          <table:table-cell office:value-type="float" office:value="517" calcext:value-type="float">
            <text:p>517</text:p>
          </table:table-cell>
          <table:table-cell table:style-name="ce6" table:formula="of:=[.G69]/[.E69]" office:value-type="float" office:value="0.958650101984054" calcext:value-type="float">
            <text:p>0.96</text:p>
          </table:table-cell>
          <table:table-cell/>
          <table:table-cell office:value-type="float" office:value="363.8" calcext:value-type="float">
            <text:p>363.8</text:p>
          </table:table-cell>
          <table:table-cell table:style-name="ce6" table:formula="of:=[.J69]/[.E69]" office:value-type="float" office:value="0.674578156870017" calcext:value-type="float">
            <text:p>0.67</text:p>
          </table:table-cell>
          <table:table-cell table:style-name="ce6" table:formula="of:=[.J69]/[.G69]" office:value-type="float" office:value="0.703675048355899" calcext:value-type="float">
            <text:p>0.70</text:p>
          </table:table-cell>
          <table:table-cell/>
          <table:table-cell office:value-type="float" office:value="397.1" calcext:value-type="float">
            <text:p>397.1</text:p>
          </table:table-cell>
          <table:table-cell table:style-name="ce6" table:formula="of:=[.N69]/[.E69]" office:value-type="float" office:value="0.736324865566475" calcext:value-type="float">
            <text:p>0.74</text:p>
          </table:table-cell>
          <table:table-cell table:style-name="ce11" table:formula="of:=[.N69]/[.J69]" office:value-type="float" office:value="1.0915338097856" calcext:value-type="float">
            <text:p>1.09</text:p>
          </table:table-cell>
          <table:table-cell/>
          <table:table-cell office:value-type="float" office:value="341.8" calcext:value-type="float">
            <text:p>341.8</text:p>
          </table:table-cell>
          <table:table-cell table:style-name="ce6" table:formula="of:=[.R69]/[.E69]" office:value-type="float" office:value="0.633784535508993" calcext:value-type="float">
            <text:p>0.63</text:p>
          </table:table-cell>
          <table:table-cell table:formula="of:=[.R69]/[.N69]" office:value-type="float" office:value="0.860740367665575" calcext:value-type="float">
            <text:p>0.86</text:p>
          </table:table-cell>
          <table:table-cell/>
          <table:table-cell office:value-type="float" office:value="379.3" calcext:value-type="float">
            <text:p>379.3</text:p>
          </table:table-cell>
          <table:table-cell table:formula="of:=[.V69]/[.E69]" office:value-type="float" office:value="0.703319117374374" calcext:value-type="float">
            <text:p>0.70</text:p>
          </table:table-cell>
          <table:table-cell table:formula="of:=[.V69]/[.R69]" office:value-type="float" office:value="1.10971328262142" calcext:value-type="float">
            <text:p>1.11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34.1" calcext:value-type="float">
            <text:p>534.1</text:p>
          </table:table-cell>
          <table:table-cell/>
          <table:table-cell office:value-type="float" office:value="494.4" calcext:value-type="float">
            <text:p>494.4</text:p>
          </table:table-cell>
          <table:table-cell table:style-name="ce6" table:formula="of:=[.G70]/[.E70]" office:value-type="float" office:value="0.925669350308931" calcext:value-type="float">
            <text:p>0.93</text:p>
          </table:table-cell>
          <table:table-cell/>
          <table:table-cell office:value-type="float" office:value="360.3" calcext:value-type="float">
            <text:p>360.3</text:p>
          </table:table-cell>
          <table:table-cell table:style-name="ce6" table:formula="of:=[.J70]/[.E70]" office:value-type="float" office:value="0.674592772888972" calcext:value-type="float">
            <text:p>0.67</text:p>
          </table:table-cell>
          <table:table-cell table:style-name="ce6" table:formula="of:=[.J70]/[.G70]" office:value-type="float" office:value="0.72876213592233" calcext:value-type="float">
            <text:p>0.73</text:p>
          </table:table-cell>
          <table:table-cell/>
          <table:table-cell office:value-type="float" office:value="357.9" calcext:value-type="float">
            <text:p>357.9</text:p>
          </table:table-cell>
          <table:table-cell table:style-name="ce6" table:formula="of:=[.N70]/[.E70]" office:value-type="float" office:value="0.670099232353492" calcext:value-type="float">
            <text:p>0.67</text:p>
          </table:table-cell>
          <table:table-cell table:style-name="ce6" table:formula="of:=[.N70]/[.J70]" office:value-type="float" office:value="0.993338884263114" calcext:value-type="float">
            <text:p>0.99</text:p>
          </table:table-cell>
          <table:table-cell/>
          <table:table-cell office:value-type="float" office:value="301.3" calcext:value-type="float">
            <text:p>301.3</text:p>
          </table:table-cell>
          <table:table-cell table:style-name="ce6" table:formula="of:=[.R70]/[.E70]" office:value-type="float" office:value="0.564126568058416" calcext:value-type="float">
            <text:p>0.56</text:p>
          </table:table-cell>
          <table:table-cell table:formula="of:=[.R70]/[.N70]" office:value-type="float" office:value="0.841855266834311" calcext:value-type="float">
            <text:p>0.84</text:p>
          </table:table-cell>
          <table:table-cell/>
          <table:table-cell office:value-type="float" office:value="327.6" calcext:value-type="float">
            <text:p>327.6</text:p>
          </table:table-cell>
          <table:table-cell table:formula="of:=[.V70]/[.E70]" office:value-type="float" office:value="0.613368283093054" calcext:value-type="float">
            <text:p>0.61</text:p>
          </table:table-cell>
          <table:table-cell table:formula="of:=[.V70]/[.R70]" office:value-type="float" office:value="1.08728841686027" calcext:value-type="float">
            <text:p>1.09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533.5" calcext:value-type="float">
            <text:p>5533.5</text:p>
          </table:table-cell>
          <table:table-cell/>
          <table:table-cell office:value-type="float" office:value="5383.7" calcext:value-type="float">
            <text:p>5383.7</text:p>
          </table:table-cell>
          <table:table-cell table:style-name="ce6" table:formula="of:=[.G71]/[.E71]" office:value-type="float" office:value="0.972928526249209" calcext:value-type="float">
            <text:p>0.97</text:p>
          </table:table-cell>
          <table:table-cell/>
          <table:table-cell office:value-type="float" office:value="3436.6" calcext:value-type="float">
            <text:p>3436.6</text:p>
          </table:table-cell>
          <table:table-cell table:style-name="ce6" table:formula="of:=[.J71]/[.E71]" office:value-type="float" office:value="0.621053582723412" calcext:value-type="float">
            <text:p>0.62</text:p>
          </table:table-cell>
          <table:table-cell table:style-name="ce6" table:formula="of:=[.J71]/[.G71]" office:value-type="float" office:value="0.638334231105002" calcext:value-type="float">
            <text:p>0.64</text:p>
          </table:table-cell>
          <table:table-cell/>
          <table:table-cell office:value-type="float" office:value="3260.6" calcext:value-type="float">
            <text:p>3260.6</text:p>
          </table:table-cell>
          <table:table-cell table:style-name="ce6" table:formula="of:=[.N71]/[.E71]" office:value-type="float" office:value="0.589247311827957" calcext:value-type="float">
            <text:p>0.59</text:p>
          </table:table-cell>
          <table:table-cell table:style-name="ce6" table:formula="of:=[.N71]/[.J71]" office:value-type="float" office:value="0.948786591398475" calcext:value-type="float">
            <text:p>0.95</text:p>
          </table:table-cell>
          <table:table-cell/>
          <table:table-cell office:value-type="float" office:value="2993.1" calcext:value-type="float">
            <text:p>2993.1</text:p>
          </table:table-cell>
          <table:table-cell table:style-name="ce6" table:formula="of:=[.R71]/[.E71]" office:value-type="float" office:value="0.540905394415831" calcext:value-type="float">
            <text:p>0.54</text:p>
          </table:table-cell>
          <table:table-cell table:formula="of:=[.R71]/[.N71]" office:value-type="float" office:value="0.917959884683801" calcext:value-type="float">
            <text:p>0.92</text:p>
          </table:table-cell>
          <table:table-cell/>
          <table:table-cell office:value-type="float" office:value="3078.5" calcext:value-type="float">
            <text:p>3078.5</text:p>
          </table:table-cell>
          <table:table-cell table:formula="of:=[.V71]/[.E71]" office:value-type="float" office:value="0.556338664498057" calcext:value-type="float">
            <text:p>0.56</text:p>
          </table:table-cell>
          <table:table-cell table:formula="of:=[.V71]/[.R71]" office:value-type="float" office:value="1.02853229093582" calcext:value-type="float">
            <text:p>1.03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015.1" calcext:value-type="float">
            <text:p>5015.1</text:p>
          </table:table-cell>
          <table:table-cell/>
          <table:table-cell office:value-type="float" office:value="4690.7" calcext:value-type="float">
            <text:p>4690.7</text:p>
          </table:table-cell>
          <table:table-cell table:style-name="ce6" table:formula="of:=[.G72]/[.E72]" office:value-type="float" office:value="0.935315347650097" calcext:value-type="float">
            <text:p>0.94</text:p>
          </table:table-cell>
          <table:table-cell/>
          <table:table-cell office:value-type="float" office:value="2924.1" calcext:value-type="float">
            <text:p>2924.1</text:p>
          </table:table-cell>
          <table:table-cell table:style-name="ce6" table:formula="of:=[.J72]/[.E72]" office:value-type="float" office:value="0.583059161332775" calcext:value-type="float">
            <text:p>0.58</text:p>
          </table:table-cell>
          <table:table-cell table:style-name="ce6" table:formula="of:=[.J72]/[.G72]" office:value-type="float" office:value="0.623382437589272" calcext:value-type="float">
            <text:p>0.62</text:p>
          </table:table-cell>
          <table:table-cell/>
          <table:table-cell office:value-type="float" office:value="2707.5" calcext:value-type="float">
            <text:p>2707.5</text:p>
          </table:table-cell>
          <table:table-cell table:style-name="ce6" table:formula="of:=[.N72]/[.E72]" office:value-type="float" office:value="0.539869593826644" calcext:value-type="float">
            <text:p>0.54</text:p>
          </table:table-cell>
          <table:table-cell table:style-name="ce6" table:formula="of:=[.N72]/[.J72]" office:value-type="float" office:value="0.925925925925926" calcext:value-type="float">
            <text:p>0.93</text:p>
          </table:table-cell>
          <table:table-cell/>
          <table:table-cell office:value-type="float" office:value="2427.9" calcext:value-type="float">
            <text:p>2427.9</text:p>
          </table:table-cell>
          <table:table-cell table:style-name="ce6" table:formula="of:=[.R72]/[.E72]" office:value-type="float" office:value="0.484117963749477" calcext:value-type="float">
            <text:p>0.48</text:p>
          </table:table-cell>
          <table:table-cell table:formula="of:=[.R72]/[.N72]" office:value-type="float" office:value="0.896731301939058" calcext:value-type="float">
            <text:p>0.90</text:p>
          </table:table-cell>
          <table:table-cell/>
          <table:table-cell office:value-type="float" office:value="2488.2" calcext:value-type="float">
            <text:p>2488.2</text:p>
          </table:table-cell>
          <table:table-cell table:formula="of:=[.V72]/[.E72]" office:value-type="float" office:value="0.496141652210325" calcext:value-type="float">
            <text:p>0.50</text:p>
          </table:table-cell>
          <table:table-cell table:formula="of:=[.V72]/[.R72]" office:value-type="float" office:value="1.02483627826517" calcext:value-type="float">
            <text:p>1.02</text:p>
          </table:table-cell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20" number:min-decimal-places="20" number:min-integer-digits="1"/>
    </number:number-style>
    <number:number-style style:name="N13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5:46:40.164269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20:50.191344287</meta:creation-date>
    <dc:date>2023-10-12T15:51:58.524779150</dc:date>
    <meta:editing-duration>PT2H6M28S</meta:editing-duration>
    <meta:editing-cycles>14</meta:editing-cycles>
    <meta:generator>LibreOffice/7.6.2.1$Linux_X86_64 LibreOffice_project/60$Build-1</meta:generator>
    <meta:document-statistic meta:table-count="1" meta:cell-count="1096" meta:object-count="0"/>
  </office:meta>
</office:document-meta>
</file>